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481cm"/>
    </style:style>
    <style:style style:name="co2" style:family="table-column">
      <style:table-column-properties fo:break-before="auto" style:column-width="6.865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2.566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4.547cm"/>
    </style:style>
    <style:style style:name="co9" style:family="table-column">
      <style:table-column-properties fo:break-before="auto" style:column-width="11.696cm"/>
    </style:style>
    <style:style style:name="co10" style:family="table-column">
      <style:table-column-properties fo:break-before="auto" style:column-width="15.658cm"/>
    </style:style>
    <style:style style:name="co11" style:family="table-column">
      <style:table-column-properties fo:break-before="auto" style:column-width="6.574cm"/>
    </style:style>
    <style:style style:name="co12" style:family="table-column">
      <style:table-column-properties fo:break-before="auto" style:column-width="3.87cm"/>
    </style:style>
    <style:style style:name="co13" style:family="table-column">
      <style:table-column-properties fo:break-before="auto" style:column-width="3.986cm"/>
    </style:style>
    <style:style style:name="co14" style:family="table-column">
      <style:table-column-properties fo:break-before="auto" style:column-width="1.614cm"/>
    </style:style>
    <style:style style:name="co15" style:family="table-column">
      <style:table-column-properties fo:break-before="auto" style:column-width="6.087cm"/>
    </style:style>
    <style:style style:name="co16" style:family="table-column">
      <style:table-column-properties fo:break-before="auto" style:column-width="5.329cm"/>
    </style:style>
    <style:style style:name="co17" style:family="table-column">
      <style:table-column-properties fo:break-before="auto" style:column-width="7.858cm"/>
    </style:style>
    <style:style style:name="co18" style:family="table-column">
      <style:table-column-properties fo:break-before="auto" style:column-width="5.406cm"/>
    </style:style>
    <style:style style:name="co19" style:family="table-column">
      <style:table-column-properties fo:break-before="auto" style:column-width="12.675cm"/>
    </style:style>
    <style:style style:name="co20" style:family="table-column">
      <style:table-column-properties fo:break-before="auto" style:column-width="5.135cm"/>
    </style:style>
    <style:style style:name="co21" style:family="table-column">
      <style:table-column-properties fo:break-before="auto" style:column-width="3.306cm"/>
    </style:style>
    <style:style style:name="co22" style:family="table-column">
      <style:table-column-properties fo:break-before="auto" style:column-width="9.474cm"/>
    </style:style>
    <style:style style:name="co23" style:family="table-column">
      <style:table-column-properties fo:break-before="auto" style:column-width="4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1cm" fo:break-before="auto" style:use-optimal-row-height="false"/>
    </style:style>
    <style:style style:name="ro3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able-cell-properties fo:background-color="#333333" fo:border="0.74pt dotted #999999"/>
    </style:style>
    <style:style style:name="ce8" style:family="table-cell" style:parent-style-name="Default" style:data-style-name="N11">
      <style:table-cell-properties fo:background-color="#333333" fo:border="0.74pt dotted #999999"/>
    </style:style>
    <style:style style:name="ce3" style:family="table-cell" style:parent-style-name="Default">
      <style:table-cell-properties fo:background-color="#333333" fo:border="0.74pt dotted #999999"/>
      <style:text-properties style:font-weight-asian="normal"/>
    </style:style>
    <style:style style:name="ce33" style:family="table-cell" style:parent-style-name="Default" style:data-style-name="N11">
      <style:table-cell-properties fo:background-color="#333333" fo:border="0.74pt dotted #999999"/>
      <style:text-properties style:font-weight-asian="normal"/>
    </style:style>
    <style:style style:name="ce46" style:family="table-cell" style:parent-style-name="Default" style:data-style-name="N11"/>
    <style:style style:name="ce47" style:family="table-cell" style:parent-style-name="Default">
      <style:table-cell-properties fo:background-color="#333333" fo:border="0.74pt dotted #999999"/>
      <style:text-properties style:use-window-font-color="true" style:font-weight-asian="normal"/>
    </style:style>
    <style:style style:name="ce22" style:family="table-cell" style:parent-style-name="Default">
      <style:table-cell-properties fo:border-bottom="1.5pt solid #999999" fo:background-color="#333333" fo:border-left="0.74pt dotted #999999" fo:border-right="0.74pt dotted #999999" fo:border-top="1.5pt solid #cccccc"/>
      <style:text-properties style:font-weight-asian="normal"/>
    </style:style>
    <style:style style:name="ce23" style:family="table-cell" style:parent-style-name="Default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333333" fo:border="0.74pt dotted #999999"/>
      <style:text-properties style:use-window-font-color="true"/>
    </style:style>
    <style:style style:name="ce24" style:family="table-cell" style:parent-style-name="Default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style:font-size-asian="14pt" style:font-weight-asian="normal" style:font-size-complex="14pt"/>
    </style:style>
    <style:style style:name="ce25" style:family="table-cell" style:parent-style-name="Default" style:data-style-name="N49">
      <style:table-cell-properties fo:border-bottom="1.5pt solid #999999" fo:background-color="#333333" fo:border-left="0.74pt dotted #999999" fo:border-right="0.74pt dotted #999999" fo:border-top="1.5pt solid #cccccc"/>
      <style:text-properties style:font-weight-asian="normal"/>
    </style:style>
    <style:style style:name="ce9" style:family="table-cell" style:parent-style-name="Default" style:data-style-name="N49">
      <style:table-cell-properties fo:background-color="#333333" fo:border="0.74pt dotted #999999"/>
      <style:text-properties style:font-weight-asian="normal"/>
    </style:style>
    <style:style style:name="ce10" style:family="table-cell" style:parent-style-name="Default" style:data-style-name="N49">
      <style:table-cell-properties fo:background-color="#333333" fo:border="0.74pt dotted #999999"/>
    </style:style>
    <style:style style:name="ce28" style:family="table-cell" style:parent-style-name="Default" style:data-style-name="N49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style:font-size-asian="14pt" style:font-size-complex="14pt"/>
    </style:style>
    <style:style style:name="ce53" style:family="table-cell" style:parent-style-name="Default" style:data-style-name="N49">
      <style:table-cell-properties fo:background-color="#333333" fo:border="0.74pt dotted #999999"/>
      <style:text-properties style:use-window-font-color="true"/>
    </style:style>
    <style:style style:name="ce11" style:family="table-cell" style:parent-style-name="Default" style:data-style-name="N49"/>
    <style:style style:name="ce30" style:family="table-cell" style:parent-style-name="Default" style:data-style-name="N49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style:font-size-asian="14pt" style:font-weight-asian="normal" style:font-size-complex="14pt"/>
    </style:style>
    <style:style style:name="ce31" style:family="table-cell" style:parent-style-name="Default" style:data-style-name="N4">
      <style:table-cell-properties fo:border-bottom="1.5pt solid #999999" fo:background-color="#333333" fo:border-left="0.74pt dotted #999999" fo:border-right="0.74pt dotted #999999" fo:border-top="1.5pt solid #cccccc"/>
      <style:text-properties style:font-weight-asian="normal"/>
    </style:style>
    <style:style style:name="ce12" style:family="table-cell" style:parent-style-name="Default" style:data-style-name="N4">
      <style:table-cell-properties fo:background-color="#333333" fo:border="0.74pt dotted #999999"/>
      <style:text-properties style:font-weight-asian="normal"/>
    </style:style>
    <style:style style:name="ce13" style:family="table-cell" style:parent-style-name="Default" style:data-style-name="N4">
      <style:table-cell-properties fo:background-color="#333333" fo:border="0.74pt dotted #999999"/>
    </style:style>
    <style:style style:name="ce34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style:font-size-asian="14pt" style:font-size-complex="14pt"/>
    </style:style>
    <style:style style:name="ce60" style:family="table-cell" style:parent-style-name="Default" style:data-style-name="N4">
      <style:table-cell-properties fo:background-color="#333333" fo:border="0.74pt dotted #999999"/>
      <style:text-properties style:use-window-font-color="true"/>
    </style:style>
    <style:style style:name="ce14" style:family="table-cell" style:parent-style-name="Default" style:data-style-name="N4"/>
    <style:style style:name="ce66" style:family="table-cell" style:parent-style-name="Default" style:data-style-name="N120">
      <style:table-cell-properties fo:background-color="#333333" fo:border="0.74pt dotted #999999"/>
      <style:text-properties style:font-weight-asian="normal"/>
    </style:style>
    <style:style style:name="ce68" style:family="table-cell" style:parent-style-name="Default" style:data-style-name="N120">
      <style:table-cell-properties fo:background-color="#333333" fo:border="0.74pt dotted #999999"/>
    </style:style>
    <style:style style:name="ce36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color="#77bc65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11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333333" style:text-align-source="fix" style:repeat-content="false" fo:border="0.74pt dotted #999999" style:vertical-align="middle"/>
      <style:paragraph-properties fo:text-align="end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 style:data-style-name="N4">
      <style:table-cell-properties fo:background-color="#333333" style:text-align-source="fix" style:repeat-content="false" fo:border="0.74pt dotted #999999" style:vertical-align="middle"/>
      <style:paragraph-properties fo:text-align="end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color="#ff6d6d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4">
      <style:table-cell-properties fo:background-color="#333333" fo:border="0.74pt dotted #999999" style:vertical-align="middl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 style:data-style-name="N4">
      <style:table-cell-properties fo:background-color="#333333" style:text-align-source="fix" style:repeat-content="false" fo:border="0.74pt dotted #999999"/>
      <style:paragraph-properties fo:text-align="end" fo:margin-left="0cm"/>
      <style:text-properties style:use-window-font-color="true"/>
    </style:style>
    <style:style style:name="ce41" style:family="table-cell" style:parent-style-name="Default" style:data-style-name="N4">
      <style:table-cell-properties fo:border-bottom="1.5pt solid #999999" fo:background-color="#333333" fo:border-left="0.74pt dotted #999999" fo:border-right="1.5pt solid #cccccc" fo:border-top="1.5pt solid #cccccc"/>
      <style:text-properties style:font-weight-asian="normal"/>
    </style:style>
    <style:style style:name="ce42" style:family="table-cell" style:parent-style-name="Default" style:data-style-name="N4">
      <style:table-cell-properties fo:border-bottom="0.74pt dotted #999999" fo:background-color="#333333" fo:border-left="0.74pt dotted #999999" fo:border-right="1.5pt solid #cccccc" fo:border-top="0.74pt dotted #999999"/>
      <style:text-properties style:font-weight-asian="normal"/>
    </style:style>
    <style:style style:name="ce43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1.5pt solid #cccccc" fo:border-top="1.5pt solid #999999" style:vertical-align="middle"/>
      <style:paragraph-properties fo:text-align="end" fo:margin-left="0cm"/>
      <style:text-properties fo:color="#ff6d6d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333333" style:text-align-source="fix" style:repeat-content="false" fo:border="0.74pt dotted #999999" style:vertical-align="middle"/>
      <style:paragraph-properties fo:text-align="end" fo:margin-left="0cm"/>
      <style:text-properties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75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Tax_Rates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4" table:default-cell-style-name="ce3"/>
        <table:table-column table:style-name="co6" table:number-columns-repeated="5" table:default-cell-style-name="ce7"/>
        <table:table-row table:style-name="ro1">
          <table:table-cell office:value-type="string" calcext:value-type="string">
            <text:p>Wysokość podatku dochodowego</text:p>
          </table:table-cell>
          <table:table-cell office:value-type="string" calcext:value-type="string">
            <text:p>Wysokość podatku od dywidend</text:p>
          </table:table-cell>
          <table:table-cell office:value-type="string" calcext:value-type="string">
            <text:p>Wysokość podatku od sprzedaży papierów wartościowych</text:p>
          </table:table-cell>
          <table:table-cell table:number-columns-repeated="21"/>
        </table:table-row>
        <table:table-row table:style-name="ro1">
          <table:table-cell table:style-name="ce8" office:value-type="percentage" office:value="0.19" calcext:value-type="percentage">
            <text:p>19.00%</text:p>
          </table:table-cell>
          <table:table-cell table:style-name="ce33" table:formula="of:=[.A2]" office:value-type="percentage" office:value="0.19" calcext:value-type="percentage">
            <text:p>19.00%</text:p>
          </table:table-cell>
          <table:table-cell table:style-name="ce33" table:formula="of:=[.A2]" office:value-type="percentage" office:value="0.19" calcext:value-type="percentage">
            <text:p>19.00%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33"/>
          <table:table-cell table:number-columns-repeated="21"/>
        </table:table-row>
        <table:table-row table:style-name="ro1" table:number-rows-repeated="51">
          <table:table-cell table:number-columns-repeated="24"/>
        </table:table-row>
        <table:table-row table:style-name="ro1" table:number-rows-repeated="13">
          <table:table-cell/>
          <table:table-cell table:style-name="ce7" table:number-columns-repeated="18"/>
          <table:table-cell table:number-columns-repeated="5"/>
        </table:table-row>
        <table:table-row table:style-name="ro1">
          <table:table-cell/>
          <table:table-cell table:style-name="ce7" table:number-columns-repeated="18"/>
          <table:table-cell table:number-columns-repeated="5"/>
        </table:table-row>
      </table:table>
      <table:table table:name="Dividend_WHT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ce46"/>
        <table:table-column table:style-name="co9" table:default-cell-style-name="Default"/>
        <table:table-column table:style-name="co10" table:default-cell-style-name="Default"/>
        <table:table-column table:style-name="co6" table:number-columns-repeated="19" table:default-cell-style-name="Default"/>
        <table:table-row table:style-name="ro1">
          <table:table-cell table:style-name="ce7" office:value-type="string" calcext:value-type="string">
            <text:p>Symbol kraju (2 pierwsze litery ISIN)</text:p>
          </table:table-cell>
          <table:table-cell table:style-name="ce3" office:value-type="string" calcext:value-type="string">
            <text:p>Nazwa kraju</text:p>
          </table:table-cell>
          <table:table-cell table:style-name="ce33" office:value-type="string" calcext:value-type="string">
            <text:p>WHT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mentarz</text:p>
          </table:table-cell>
          <table:table-cell table:style-name="ce3" table:number-columns-repeated="14"/>
          <table:table-cell table:style-name="ce7" table:number-columns-repeated="5"/>
        </table:table-row>
        <table:table-row table:style-name="ro1">
          <table:table-cell table:style-name="ce7" office:value-type="string" calcext:value-type="string">
            <text:p>PL</text:p>
          </table:table-cell>
          <table:table-cell table:style-name="ce3" office:value-type="string" calcext:value-type="string">
            <text:p>Poland</text:p>
          </table:table-cell>
          <table:table-cell table:style-name="ce33" office:value-type="percentage" office:value="0.19" calcext:value-type="percentage">
            <text:p>19.00%</text:p>
          </table:table-cell>
          <table:table-cell table:style-name="ce3" office:value-type="string" calcext:value-type="string">
            <text:p>https://taxsummaries.pwc.com/poland</text:p>
          </table:table-cell>
          <table:table-cell table:style-name="ce3" office:value-type="string" calcext:value-type="string">
            <text:p>Podatek dochodowy jest w całości odprowadzany przy wypłacie dywidendy z polskiej spółki</text:p>
          </table:table-cell>
          <table:table-cell table:style-name="ce3" table:number-columns-repeated="14"/>
          <table:table-cell table:style-name="ce7" table:number-columns-repeated="5"/>
        </table:table-row>
        <table:table-row table:style-name="ro1">
          <table:table-cell table:style-name="ce7" office:value-type="string" calcext:value-type="string">
            <text:p>LU</text:p>
          </table:table-cell>
          <table:table-cell table:style-name="ce3" office:value-type="string" calcext:value-type="string">
            <text:p>Luxembourg</text:p>
          </table:table-cell>
          <table:table-cell table:style-name="ce33" office:value-type="percentage" office:value="0.15" calcext:value-type="percentage">
            <text:p>15.00%</text:p>
          </table:table-cell>
          <table:table-cell table:style-name="ce47" office:value-type="string" calcext:value-type="string">
            <text:p>https://taxsummaries.pwc.com/luxembourg/corporate/withholding-taxes</text:p>
          </table:table-cell>
          <table:table-cell table:style-name="ce3" table:number-columns-repeated="15"/>
          <table:table-cell table:style-name="ce7" table:number-columns-repeated="5"/>
        </table:table-row>
        <table:table-row table:style-name="ro1">
          <table:table-cell table:style-name="ce7" office:value-type="string" calcext:value-type="string">
            <text:p>US</text:p>
          </table:table-cell>
          <table:table-cell table:style-name="ce3" office:value-type="string" calcext:value-type="string">
            <text:p>United States</text:p>
          </table:table-cell>
          <table:table-cell table:style-name="ce33" office:value-type="percentage" office:value="0.15" calcext:value-type="percentage">
            <text:p>15.00%</text:p>
          </table:table-cell>
          <table:table-cell table:style-name="ce3" office:value-type="string" calcext:value-type="string">
            <text:p>https://taxsummaries.pwc.com/united-states/corporate/withholding-taxes</text:p>
          </table:table-cell>
          <table:table-cell table:style-name="ce3" office:value-type="string" calcext:value-type="string">
            <text:p>Jeśli inwestor jest rozpoznany jako polski, WHT=15%</text:p>
          </table:table-cell>
          <table:table-cell table:style-name="ce3" table:number-columns-repeated="14"/>
          <table:table-cell table:style-name="ce7" table:number-columns-repeated="5"/>
        </table:table-row>
        <table:table-row table:style-name="ro1">
          <table:table-cell table:style-name="ce7" office:value-type="string" calcext:value-type="string">
            <text:p>IE</text:p>
          </table:table-cell>
          <table:table-cell table:style-name="ce3" office:value-type="string" calcext:value-type="string">
            <text:p>Ireland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47" office:value-type="string" calcext:value-type="string">
            <text:p>https://taxsummaries.pwc.com/ireland/corporate/withholding-taxes</text:p>
          </table:table-cell>
          <table:table-cell table:style-name="ce3" office:value-type="string" calcext:value-type="string">
            <text:p>Jeśli inwestor jest rozpoznany jako polski, WHT=0%</text:p>
          </table:table-cell>
          <table:table-cell table:style-name="ce3" table:number-columns-repeated="14"/>
          <table:table-cell table:style-name="ce7" table:number-columns-repeated="5"/>
        </table:table-row>
        <table:table-row table:style-name="ro1">
          <table:table-cell table:style-name="ce7" office:value-type="string" calcext:value-type="string">
            <text:p>GB</text:p>
          </table:table-cell>
          <table:table-cell table:style-name="ce3" office:value-type="string" calcext:value-type="string">
            <text:p>United Kingdom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" office:value-type="string" calcext:value-type="string">
            <text:p><text:a xlink:href="https://taxsummaries.pwc.com/united-kingdom/corporate/withholding-taxes" xlink:type="simple">https://taxsummaries.pwc.com/united-kingdom/corporate/withholding-taxes</text:a></text:p>
          </table:table-cell>
          <table:table-cell table:style-name="ce3" table:number-columns-repeated="15"/>
          <table:table-cell table:style-name="ce7" table:number-columns-repeated="5"/>
        </table:table-row>
        <table:table-row table:style-name="ro1">
          <table:table-cell table:style-name="ce7" office:value-type="string" calcext:value-type="string">
            <text:p>DE</text:p>
          </table:table-cell>
          <table:table-cell table:style-name="ce3" office:value-type="string" calcext:value-type="string">
            <text:p>Germany</text:p>
          </table:table-cell>
          <table:table-cell table:style-name="ce33" office:value-type="percentage" office:value="0.15" calcext:value-type="percentage">
            <text:p>15.00%</text:p>
          </table:table-cell>
          <table:table-cell table:style-name="ce3" office:value-type="string" calcext:value-type="string">
            <text:p><text:a xlink:href="https://taxsummaries.pwc.com/germany/corporate/withholding-taxes" xlink:type="simple">https://taxsummaries.pwc.com/germany/corporate/withholding-taxes</text:a> &amp; <text:a xlink:href="https://tranio.com/articles/taxation-of-dividends-in-germany/" xlink:type="simple">https://tranio.com/articles/taxation-of-dividends-in-germany/</text:a></text:p>
          </table:table-cell>
          <table:table-cell table:style-name="ce3" office:value-type="string" calcext:value-type="string">
            <text:p>Jeśli inwestor jest firmą mającą co najmniej 10% udziału w firmie niemieckiej, WHT=5%</text:p>
          </table:table-cell>
          <table:table-cell table:style-name="ce3" table:number-columns-repeated="14"/>
          <table:table-cell table:style-name="ce7" table:number-columns-repeated="5"/>
        </table:table-row>
        <table:table-row table:style-name="ro1" table:number-rows-repeated="47">
          <table:table-cell table:style-name="ce7"/>
          <table:table-cell table:style-name="ce3"/>
          <table:table-cell table:style-name="ce33"/>
          <table:table-cell table:style-name="ce3" table:number-columns-repeated="16"/>
          <table:table-cell table:style-name="ce7" table:number-columns-repeated="5"/>
        </table:table-row>
        <table:table-row table:style-name="ro1" table:number-rows-repeated="14">
          <table:table-cell table:style-name="ce7" table:number-columns-repeated="2"/>
          <table:table-cell table:style-name="ce8"/>
          <table:table-cell table:style-name="ce7" table:number-columns-repeated="21"/>
        </table:table-row>
        <table:table-row table:style-name="ro1" table:number-rows-repeated="1048507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Dividends_Earned" table:style-name="ta1">
        <table:table-column table:style-name="co11" table:default-cell-style-name="Default"/>
        <table:table-column table:style-name="co12" table:default-cell-style-name="Default"/>
        <table:table-column table:style-name="co2" table:default-cell-style-name="ce11"/>
        <table:table-column table:style-name="co12" table:default-cell-style-name="ce11"/>
        <table:table-column table:style-name="co13" table:default-cell-style-name="ce14"/>
        <table:table-column table:style-name="co14" table:default-cell-style-name="Default"/>
        <table:table-column table:style-name="co15" table:default-cell-style-name="ce14"/>
        <table:table-column table:style-name="co16" table:default-cell-style-name="ce14"/>
        <table:table-column table:style-name="co17" table:default-cell-style-name="Default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19" table:default-cell-style-name="Default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6" table:number-columns-repeated="1006" table:default-cell-style-name="Default"/>
        <table:table-row table:style-name="ro1">
          <table:table-cell table:style-name="ce22" office:value-type="string" calcext:value-type="string">
            <text:p>ISIN</text:p>
          </table:table-cell>
          <table:table-cell table:style-name="ce22" office:value-type="string" calcext:value-type="string">
            <text:p>Kraj pochodzenia</text:p>
          </table:table-cell>
          <table:table-cell table:style-name="ce25" office:value-type="string" calcext:value-type="string">
            <text:p>Data wpłynięcia środków na konto (d)</text:p>
          </table:table-cell>
          <table:table-cell table:style-name="ce25" office:value-type="string" calcext:value-type="string">
            <text:p>d-1</text:p>
          </table:table-cell>
          <table:table-cell table:style-name="ce31" office:value-type="string" calcext:value-type="string">
            <text:p>Wysokość dywidendy</text:p>
          </table:table-cell>
          <table:table-cell table:style-name="ce22" office:value-type="string" calcext:value-type="string">
            <text:p>Waluta</text:p>
          </table:table-cell>
          <table:table-cell table:style-name="ce31" office:value-type="string" calcext:value-type="string">
            <text:p>Średni kurs NBP Waluta/PLN (d-1)</text:p>
          </table:table-cell>
          <table:table-cell table:style-name="ce31" office:value-type="string" calcext:value-type="string">
            <text:p>Wysokość dywidendy w PLN</text:p>
          </table:table-cell>
          <table:table-cell table:style-name="ce22" office:value-type="string" calcext:value-type="string">
            <text:p>Podatek odprowadzony u źródła (WHT, %)</text:p>
          </table:table-cell>
          <table:table-cell table:style-name="ce31" office:value-type="string" calcext:value-type="string">
            <text:p>Kwota przed podatkami (PLN)</text:p>
          </table:table-cell>
          <table:table-cell table:style-name="ce31" office:value-type="string" calcext:value-type="string">
            <text:p>---</text:p>
          </table:table-cell>
          <table:table-cell table:style-name="ce31" office:value-type="string" calcext:value-type="string">
            <text:p>Sumaryczny podatek (PLN)</text:p>
          </table:table-cell>
          <table:table-cell table:style-name="ce22" office:value-type="string" calcext:value-type="string">
            <text:p>Zaległy podatek (%)</text:p>
          </table:table-cell>
          <table:table-cell table:style-name="ce31" office:value-type="string" calcext:value-type="string">
            <text:p>WHT (PLN)</text:p>
          </table:table-cell>
          <table:table-cell table:style-name="ce31" office:value-type="string" calcext:value-type="string">
            <text:p>---</text:p>
          </table:table-cell>
          <table:table-cell table:style-name="ce41" office:value-type="string" calcext:value-type="string">
            <text:p>Zaległy podatek (PLN)</text:p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3" office:value-type="string" calcext:value-type="string">
            <text:p>PL0000000000</text:p>
          </table:table-cell>
          <table:table-cell table:style-name="ce3" table:formula="of:=IF(ISBLANK([.A2]); &quot;&quot;; LEFT([.A2];2))" office:value-type="string" office:string-value="PL" calcext:value-type="string">
            <text:p>PL</text:p>
          </table:table-cell>
          <table:table-cell table:style-name="ce9" office:value-type="date" office:date-value="2021-01-01" calcext:value-type="date">
            <text:p>2021-01-01</text:p>
          </table:table-cell>
          <table:table-cell table:style-name="ce9" table:formula="of:=IF(ISBLANK([.C2]);&quot;&quot;;[.C2]-1)" office:value-type="date" office:date-value="2020-12-31" calcext:value-type="date">
            <text:p>2020-12-31</text:p>
          </table:table-cell>
          <table:table-cell table:style-name="ce12" office:value-type="float" office:value="10" calcext:value-type="float">
            <text:p>10.00</text:p>
          </table:table-cell>
          <table:table-cell table:style-name="ce3" office:value-type="string" calcext:value-type="string">
            <text:p>PLN</text:p>
          </table:table-cell>
          <table:table-cell table:style-name="ce66" office:value-type="float" office:value="1" calcext:value-type="float">
            <text:p>1.0000</text:p>
          </table:table-cell>
          <table:table-cell table:style-name="ce12" table:formula="of:=IF(ISBLANK([.E2]);&quot;&quot;;[.E2]*[.G2])" office:value-type="float" office:value="10" calcext:value-type="float">
            <text:p>10.00</text:p>
          </table:table-cell>
          <table:table-cell table:style-name="ce33" table:formula="of:=IF(ISBLANK([.A2]); &quot;&quot;; COM.MICROSOFT.SWITCH([.B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 office:value-type="percentage" office:value="0.19" calcext:value-type="percentage">
            <text:p>19.00%</text:p>
          </table:table-cell>
          <table:table-cell table:style-name="ce12" table:formula="of:=IF(ISBLANK([.A2]);&quot;&quot;;[.H2]/(100%-[.I2]))" office:value-type="float" office:value="12.3456790123457" calcext:value-type="float">
            <text:p>12.35</text:p>
          </table:table-cell>
          <table:table-cell table:style-name="ce12"/>
          <table:table-cell table:style-name="ce12" table:formula="of:=IF(ISBLANK([.A2]);&quot;&quot;;[Tax_Rates.$B$2]*[.J2])" office:value-type="float" office:value="2.34567901234568" calcext:value-type="float">
            <text:p>2.35</text:p>
          </table:table-cell>
          <table:table-cell table:style-name="ce33" table:formula="of:=IF(ISBLANK([.A2]);&quot;&quot;;[Tax_Rates.$B$2]-[.I2])" office:value-type="percentage" office:value="0" calcext:value-type="percentage">
            <text:p>0.00%</text:p>
          </table:table-cell>
          <table:table-cell table:style-name="ce12" table:formula="of:=IF(ISBLANK([.A2]);&quot;&quot;;[.J2]*[.I2])" office:value-type="float" office:value="2.34567901234568" calcext:value-type="float">
            <text:p>2.35</text:p>
          </table:table-cell>
          <table:table-cell table:style-name="ce12"/>
          <table:table-cell table:style-name="ce42" table:formula="of:=IF(ISBLANK([.A2]);&quot;&quot;;[.J2]*[.M2])" office:value-type="float" office:value="0" calcext:value-type="float">
            <text:p>0.00</text:p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3" office:value-type="string" calcext:value-type="string">
            <text:p>US0000000000</text:p>
          </table:table-cell>
          <table:table-cell table:style-name="ce3" table:formula="of:=IF(ISBLANK([.A3]); &quot;&quot;; LEFT([.A3];2))" office:value-type="string" office:string-value="US" calcext:value-type="string">
            <text:p>US</text:p>
          </table:table-cell>
          <table:table-cell table:style-name="ce9" office:value-type="date" office:date-value="2021-01-02" calcext:value-type="date">
            <text:p>2021-01-02</text:p>
          </table:table-cell>
          <table:table-cell table:style-name="ce9" table:formula="of:=IF(ISBLANK([.C3]);&quot;&quot;;[.C3]-1)" office:value-type="date" office:date-value="2021-01-01" calcext:value-type="date">
            <text:p>2021-01-01</text:p>
          </table:table-cell>
          <table:table-cell table:style-name="ce12" office:value-type="float" office:value="20" calcext:value-type="float">
            <text:p>20.00</text:p>
          </table:table-cell>
          <table:table-cell table:style-name="ce3" office:value-type="string" calcext:value-type="string">
            <text:p>USD</text:p>
          </table:table-cell>
          <table:table-cell table:style-name="ce66" office:value-type="float" office:value="3.3333" calcext:value-type="float">
            <text:p>3.3333</text:p>
          </table:table-cell>
          <table:table-cell table:style-name="ce12" table:formula="of:=IF(ISBLANK([.E3]);&quot;&quot;;[.E3]*[.G3])" office:value-type="float" office:value="66.666" calcext:value-type="float">
            <text:p>66.67</text:p>
          </table:table-cell>
          <table:table-cell table:style-name="ce33" table:formula="of:=IF(ISBLANK([.A3]); &quot;&quot;; COM.MICROSOFT.SWITCH([.B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 office:value-type="percentage" office:value="0.15" calcext:value-type="percentage">
            <text:p>15.00%</text:p>
          </table:table-cell>
          <table:table-cell table:style-name="ce12" table:formula="of:=IF(ISBLANK([.A3]);&quot;&quot;;[.H3]/(100%-[.I3]))" office:value-type="float" office:value="78.4305882352941" calcext:value-type="float">
            <text:p>78.43</text:p>
          </table:table-cell>
          <table:table-cell table:style-name="ce12"/>
          <table:table-cell table:style-name="ce12" table:formula="of:=IF(ISBLANK([.A3]);&quot;&quot;;[Tax_Rates.$B$2]*[.J3])" office:value-type="float" office:value="14.9018117647059" calcext:value-type="float">
            <text:p>14.90</text:p>
          </table:table-cell>
          <table:table-cell table:style-name="ce33" table:formula="of:=IF(ISBLANK([.A3]);&quot;&quot;;[Tax_Rates.$B$2]-[.I3])" office:value-type="percentage" office:value="0.04" calcext:value-type="percentage">
            <text:p>4.00%</text:p>
          </table:table-cell>
          <table:table-cell table:style-name="ce12" table:formula="of:=IF(ISBLANK([.A3]);&quot;&quot;;[.J3]*[.I3])" office:value-type="float" office:value="11.7645882352941" calcext:value-type="float">
            <text:p>11.76</text:p>
          </table:table-cell>
          <table:table-cell table:style-name="ce12"/>
          <table:table-cell table:style-name="ce42" table:formula="of:=IF(ISBLANK([.A3]);&quot;&quot;;[.J3]*[.M3])" office:value-type="float" office:value="3.13722352941177" calcext:value-type="float">
            <text:p>3.14</text:p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4]); &quot;&quot;; LEFT([.A4];2))">
            <text:p/>
          </table:table-cell>
          <table:table-cell table:style-name="ce9"/>
          <table:table-cell table:style-name="ce9" table:formula="of:=IF(ISBLANK([.C4]);&quot;&quot;;[.C4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4]);&quot;&quot;;[.E4]*[.G4])">
            <text:p/>
          </table:table-cell>
          <table:table-cell table:style-name="ce33" table:formula="of:=IF(ISBLANK([.A4]); &quot;&quot;; COM.MICROSOFT.SWITCH([.B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4]);&quot;&quot;;[.H4]/(100%-[.I4]))">
            <text:p/>
          </table:table-cell>
          <table:table-cell table:style-name="ce12"/>
          <table:table-cell table:style-name="ce12" table:formula="of:=IF(ISBLANK([.A4]);&quot;&quot;;[Tax_Rates.$B$2]*[.J4])">
            <text:p/>
          </table:table-cell>
          <table:table-cell table:style-name="ce33" table:formula="of:=IF(ISBLANK([.A4]);&quot;&quot;;[Tax_Rates.$B$2]-[.I4])">
            <text:p/>
          </table:table-cell>
          <table:table-cell table:style-name="ce12" table:formula="of:=IF(ISBLANK([.A4]);&quot;&quot;;[.J4]*[.I4])">
            <text:p/>
          </table:table-cell>
          <table:table-cell table:style-name="ce12"/>
          <table:table-cell table:style-name="ce42" table:formula="of:=IF(ISBLANK([.A4]);&quot;&quot;;[.J4]*[.M4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5]); &quot;&quot;; LEFT([.A5];2))">
            <text:p/>
          </table:table-cell>
          <table:table-cell table:style-name="ce9"/>
          <table:table-cell table:style-name="ce9" table:formula="of:=IF(ISBLANK([.C5]);&quot;&quot;;[.C5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5]);&quot;&quot;;[.E5]*[.G5])">
            <text:p/>
          </table:table-cell>
          <table:table-cell table:style-name="ce33" table:formula="of:=IF(ISBLANK([.A5]); &quot;&quot;; COM.MICROSOFT.SWITCH([.B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5]);&quot;&quot;;[.H5]/(100%-[.I5]))">
            <text:p/>
          </table:table-cell>
          <table:table-cell table:style-name="ce12"/>
          <table:table-cell table:style-name="ce12" table:formula="of:=IF(ISBLANK([.A5]);&quot;&quot;;[Tax_Rates.$B$2]*[.J5])">
            <text:p/>
          </table:table-cell>
          <table:table-cell table:style-name="ce33" table:formula="of:=IF(ISBLANK([.A5]);&quot;&quot;;[Tax_Rates.$B$2]-[.I5])">
            <text:p/>
          </table:table-cell>
          <table:table-cell table:style-name="ce12" table:formula="of:=IF(ISBLANK([.A5]);&quot;&quot;;[.J5]*[.I5])">
            <text:p/>
          </table:table-cell>
          <table:table-cell table:style-name="ce12"/>
          <table:table-cell table:style-name="ce42" table:formula="of:=IF(ISBLANK([.A5]);&quot;&quot;;[.J5]*[.M5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6]); &quot;&quot;; LEFT([.A6];2))">
            <text:p/>
          </table:table-cell>
          <table:table-cell table:style-name="ce9"/>
          <table:table-cell table:style-name="ce9" table:formula="of:=IF(ISBLANK([.C6]);&quot;&quot;;[.C6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6]);&quot;&quot;;[.E6]*[.G6])">
            <text:p/>
          </table:table-cell>
          <table:table-cell table:style-name="ce33" table:formula="of:=IF(ISBLANK([.A6]); &quot;&quot;; COM.MICROSOFT.SWITCH([.B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6]);&quot;&quot;;[.H6]/(100%-[.I6]))">
            <text:p/>
          </table:table-cell>
          <table:table-cell table:style-name="ce12"/>
          <table:table-cell table:style-name="ce12" table:formula="of:=IF(ISBLANK([.A6]);&quot;&quot;;[Tax_Rates.$B$2]*[.J6])">
            <text:p/>
          </table:table-cell>
          <table:table-cell table:style-name="ce33" table:formula="of:=IF(ISBLANK([.A6]);&quot;&quot;;[Tax_Rates.$B$2]-[.I6])">
            <text:p/>
          </table:table-cell>
          <table:table-cell table:style-name="ce12" table:formula="of:=IF(ISBLANK([.A6]);&quot;&quot;;[.J6]*[.I6])">
            <text:p/>
          </table:table-cell>
          <table:table-cell table:style-name="ce12"/>
          <table:table-cell table:style-name="ce42" table:formula="of:=IF(ISBLANK([.A6]);&quot;&quot;;[.J6]*[.M6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7]); &quot;&quot;; LEFT([.A7];2))">
            <text:p/>
          </table:table-cell>
          <table:table-cell table:style-name="ce9"/>
          <table:table-cell table:style-name="ce9" table:formula="of:=IF(ISBLANK([.C7]);&quot;&quot;;[.C7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7]);&quot;&quot;;[.E7]*[.G7])">
            <text:p/>
          </table:table-cell>
          <table:table-cell table:style-name="ce33" table:formula="of:=IF(ISBLANK([.A7]); &quot;&quot;; COM.MICROSOFT.SWITCH([.B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7]);&quot;&quot;;[.H7]/(100%-[.I7]))">
            <text:p/>
          </table:table-cell>
          <table:table-cell table:style-name="ce12"/>
          <table:table-cell table:style-name="ce12" table:formula="of:=IF(ISBLANK([.A7]);&quot;&quot;;[Tax_Rates.$B$2]*[.J7])">
            <text:p/>
          </table:table-cell>
          <table:table-cell table:style-name="ce33" table:formula="of:=IF(ISBLANK([.A7]);&quot;&quot;;[Tax_Rates.$B$2]-[.I7])">
            <text:p/>
          </table:table-cell>
          <table:table-cell table:style-name="ce12" table:formula="of:=IF(ISBLANK([.A7]);&quot;&quot;;[.J7]*[.I7])">
            <text:p/>
          </table:table-cell>
          <table:table-cell table:style-name="ce12"/>
          <table:table-cell table:style-name="ce42" table:formula="of:=IF(ISBLANK([.A7]);&quot;&quot;;[.J7]*[.M7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8]); &quot;&quot;; LEFT([.A8];2))">
            <text:p/>
          </table:table-cell>
          <table:table-cell table:style-name="ce9"/>
          <table:table-cell table:style-name="ce9" table:formula="of:=IF(ISBLANK([.C8]);&quot;&quot;;[.C8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8]);&quot;&quot;;[.E8]*[.G8])">
            <text:p/>
          </table:table-cell>
          <table:table-cell table:style-name="ce33" table:formula="of:=IF(ISBLANK([.A8]); &quot;&quot;; COM.MICROSOFT.SWITCH([.B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8]);&quot;&quot;;[.H8]/(100%-[.I8]))">
            <text:p/>
          </table:table-cell>
          <table:table-cell table:style-name="ce12"/>
          <table:table-cell table:style-name="ce12" table:formula="of:=IF(ISBLANK([.A8]);&quot;&quot;;[Tax_Rates.$B$2]*[.J8])">
            <text:p/>
          </table:table-cell>
          <table:table-cell table:style-name="ce33" table:formula="of:=IF(ISBLANK([.A8]);&quot;&quot;;[Tax_Rates.$B$2]-[.I8])">
            <text:p/>
          </table:table-cell>
          <table:table-cell table:style-name="ce12" table:formula="of:=IF(ISBLANK([.A8]);&quot;&quot;;[.J8]*[.I8])">
            <text:p/>
          </table:table-cell>
          <table:table-cell table:style-name="ce12"/>
          <table:table-cell table:style-name="ce42" table:formula="of:=IF(ISBLANK([.A8]);&quot;&quot;;[.J8]*[.M8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9]); &quot;&quot;; LEFT([.A9];2))">
            <text:p/>
          </table:table-cell>
          <table:table-cell table:style-name="ce9"/>
          <table:table-cell table:style-name="ce9" table:formula="of:=IF(ISBLANK([.C9]);&quot;&quot;;[.C9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9]);&quot;&quot;;[.E9]*[.G9])">
            <text:p/>
          </table:table-cell>
          <table:table-cell table:style-name="ce33" table:formula="of:=IF(ISBLANK([.A9]); &quot;&quot;; COM.MICROSOFT.SWITCH([.B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9]);&quot;&quot;;[.H9]/(100%-[.I9]))">
            <text:p/>
          </table:table-cell>
          <table:table-cell table:style-name="ce12"/>
          <table:table-cell table:style-name="ce12" table:formula="of:=IF(ISBLANK([.A9]);&quot;&quot;;[Tax_Rates.$B$2]*[.J9])">
            <text:p/>
          </table:table-cell>
          <table:table-cell table:style-name="ce33" table:formula="of:=IF(ISBLANK([.A9]);&quot;&quot;;[Tax_Rates.$B$2]-[.I9])">
            <text:p/>
          </table:table-cell>
          <table:table-cell table:style-name="ce12" table:formula="of:=IF(ISBLANK([.A9]);&quot;&quot;;[.J9]*[.I9])">
            <text:p/>
          </table:table-cell>
          <table:table-cell table:style-name="ce12"/>
          <table:table-cell table:style-name="ce42" table:formula="of:=IF(ISBLANK([.A9]);&quot;&quot;;[.J9]*[.M9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10]); &quot;&quot;; LEFT([.A10];2))">
            <text:p/>
          </table:table-cell>
          <table:table-cell table:style-name="ce9"/>
          <table:table-cell table:style-name="ce9" table:formula="of:=IF(ISBLANK([.C10]);&quot;&quot;;[.C10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10]);&quot;&quot;;[.E10]*[.G10])">
            <text:p/>
          </table:table-cell>
          <table:table-cell table:style-name="ce33" table:formula="of:=IF(ISBLANK([.A10]); &quot;&quot;; COM.MICROSOFT.SWITCH([.B10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10]);&quot;&quot;;[.H10]/(100%-[.I10]))">
            <text:p/>
          </table:table-cell>
          <table:table-cell table:style-name="ce12"/>
          <table:table-cell table:style-name="ce12" table:formula="of:=IF(ISBLANK([.A10]);&quot;&quot;;[Tax_Rates.$B$2]*[.J10])">
            <text:p/>
          </table:table-cell>
          <table:table-cell table:style-name="ce33" table:formula="of:=IF(ISBLANK([.A10]);&quot;&quot;;[Tax_Rates.$B$2]-[.I10])">
            <text:p/>
          </table:table-cell>
          <table:table-cell table:style-name="ce12" table:formula="of:=IF(ISBLANK([.A10]);&quot;&quot;;[.J10]*[.I10])">
            <text:p/>
          </table:table-cell>
          <table:table-cell table:style-name="ce12"/>
          <table:table-cell table:style-name="ce42" table:formula="of:=IF(ISBLANK([.A10]);&quot;&quot;;[.J10]*[.M10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11]); &quot;&quot;; LEFT([.A11];2))">
            <text:p/>
          </table:table-cell>
          <table:table-cell table:style-name="ce9"/>
          <table:table-cell table:style-name="ce9" table:formula="of:=IF(ISBLANK([.C11]);&quot;&quot;;[.C11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11]);&quot;&quot;;[.E11]*[.G11])">
            <text:p/>
          </table:table-cell>
          <table:table-cell table:style-name="ce33" table:formula="of:=IF(ISBLANK([.A11]); &quot;&quot;; COM.MICROSOFT.SWITCH([.B11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11]);&quot;&quot;;[.H11]/(100%-[.I11]))">
            <text:p/>
          </table:table-cell>
          <table:table-cell table:style-name="ce12"/>
          <table:table-cell table:style-name="ce12" table:formula="of:=IF(ISBLANK([.A11]);&quot;&quot;;[Tax_Rates.$B$2]*[.J11])">
            <text:p/>
          </table:table-cell>
          <table:table-cell table:style-name="ce33" table:formula="of:=IF(ISBLANK([.A11]);&quot;&quot;;[Tax_Rates.$B$2]-[.I11])">
            <text:p/>
          </table:table-cell>
          <table:table-cell table:style-name="ce12" table:formula="of:=IF(ISBLANK([.A11]);&quot;&quot;;[.J11]*[.I11])">
            <text:p/>
          </table:table-cell>
          <table:table-cell table:style-name="ce12"/>
          <table:table-cell table:style-name="ce42" table:formula="of:=IF(ISBLANK([.A11]);&quot;&quot;;[.J11]*[.M11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12]); &quot;&quot;; LEFT([.A12];2))">
            <text:p/>
          </table:table-cell>
          <table:table-cell table:style-name="ce9"/>
          <table:table-cell table:style-name="ce9" table:formula="of:=IF(ISBLANK([.C12]);&quot;&quot;;[.C12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12]);&quot;&quot;;[.E12]*[.G12])">
            <text:p/>
          </table:table-cell>
          <table:table-cell table:style-name="ce33" table:formula="of:=IF(ISBLANK([.A12]); &quot;&quot;; COM.MICROSOFT.SWITCH([.B1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12]);&quot;&quot;;[.H12]/(100%-[.I12]))">
            <text:p/>
          </table:table-cell>
          <table:table-cell table:style-name="ce12"/>
          <table:table-cell table:style-name="ce12" table:formula="of:=IF(ISBLANK([.A12]);&quot;&quot;;[Tax_Rates.$B$2]*[.J12])">
            <text:p/>
          </table:table-cell>
          <table:table-cell table:style-name="ce33" table:formula="of:=IF(ISBLANK([.A12]);&quot;&quot;;[Tax_Rates.$B$2]-[.I12])">
            <text:p/>
          </table:table-cell>
          <table:table-cell table:style-name="ce12" table:formula="of:=IF(ISBLANK([.A12]);&quot;&quot;;[.J12]*[.I12])">
            <text:p/>
          </table:table-cell>
          <table:table-cell table:style-name="ce12"/>
          <table:table-cell table:style-name="ce42" table:formula="of:=IF(ISBLANK([.A12]);&quot;&quot;;[.J12]*[.M12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13]); &quot;&quot;; LEFT([.A13];2))">
            <text:p/>
          </table:table-cell>
          <table:table-cell table:style-name="ce9"/>
          <table:table-cell table:style-name="ce9" table:formula="of:=IF(ISBLANK([.C13]);&quot;&quot;;[.C13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13]);&quot;&quot;;[.E13]*[.G13])">
            <text:p/>
          </table:table-cell>
          <table:table-cell table:style-name="ce33" table:formula="of:=IF(ISBLANK([.A13]); &quot;&quot;; COM.MICROSOFT.SWITCH([.B1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13]);&quot;&quot;;[.H13]/(100%-[.I13]))">
            <text:p/>
          </table:table-cell>
          <table:table-cell table:style-name="ce12"/>
          <table:table-cell table:style-name="ce12" table:formula="of:=IF(ISBLANK([.A13]);&quot;&quot;;[Tax_Rates.$B$2]*[.J13])">
            <text:p/>
          </table:table-cell>
          <table:table-cell table:style-name="ce33" table:formula="of:=IF(ISBLANK([.A13]);&quot;&quot;;[Tax_Rates.$B$2]-[.I13])">
            <text:p/>
          </table:table-cell>
          <table:table-cell table:style-name="ce12" table:formula="of:=IF(ISBLANK([.A13]);&quot;&quot;;[.J13]*[.I13])">
            <text:p/>
          </table:table-cell>
          <table:table-cell table:style-name="ce12"/>
          <table:table-cell table:style-name="ce42" table:formula="of:=IF(ISBLANK([.A13]);&quot;&quot;;[.J13]*[.M13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14]); &quot;&quot;; LEFT([.A14];2))">
            <text:p/>
          </table:table-cell>
          <table:table-cell table:style-name="ce9"/>
          <table:table-cell table:style-name="ce9" table:formula="of:=IF(ISBLANK([.C14]);&quot;&quot;;[.C14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14]);&quot;&quot;;[.E14]*[.G14])">
            <text:p/>
          </table:table-cell>
          <table:table-cell table:style-name="ce33" table:formula="of:=IF(ISBLANK([.A14]); &quot;&quot;; COM.MICROSOFT.SWITCH([.B1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14]);&quot;&quot;;[.H14]/(100%-[.I14]))">
            <text:p/>
          </table:table-cell>
          <table:table-cell table:style-name="ce12"/>
          <table:table-cell table:style-name="ce12" table:formula="of:=IF(ISBLANK([.A14]);&quot;&quot;;[Tax_Rates.$B$2]*[.J14])">
            <text:p/>
          </table:table-cell>
          <table:table-cell table:style-name="ce33" table:formula="of:=IF(ISBLANK([.A14]);&quot;&quot;;[Tax_Rates.$B$2]-[.I14])">
            <text:p/>
          </table:table-cell>
          <table:table-cell table:style-name="ce12" table:formula="of:=IF(ISBLANK([.A14]);&quot;&quot;;[.J14]*[.I14])">
            <text:p/>
          </table:table-cell>
          <table:table-cell table:style-name="ce12"/>
          <table:table-cell table:style-name="ce42" table:formula="of:=IF(ISBLANK([.A14]);&quot;&quot;;[.J14]*[.M14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15]); &quot;&quot;; LEFT([.A15];2))">
            <text:p/>
          </table:table-cell>
          <table:table-cell table:style-name="ce9"/>
          <table:table-cell table:style-name="ce9" table:formula="of:=IF(ISBLANK([.C15]);&quot;&quot;;[.C15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15]);&quot;&quot;;[.E15]*[.G15])">
            <text:p/>
          </table:table-cell>
          <table:table-cell table:style-name="ce33" table:formula="of:=IF(ISBLANK([.A15]); &quot;&quot;; COM.MICROSOFT.SWITCH([.B1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15]);&quot;&quot;;[.H15]/(100%-[.I15]))">
            <text:p/>
          </table:table-cell>
          <table:table-cell table:style-name="ce12"/>
          <table:table-cell table:style-name="ce12" table:formula="of:=IF(ISBLANK([.A15]);&quot;&quot;;[Tax_Rates.$B$2]*[.J15])">
            <text:p/>
          </table:table-cell>
          <table:table-cell table:style-name="ce33" table:formula="of:=IF(ISBLANK([.A15]);&quot;&quot;;[Tax_Rates.$B$2]-[.I15])">
            <text:p/>
          </table:table-cell>
          <table:table-cell table:style-name="ce12" table:formula="of:=IF(ISBLANK([.A15]);&quot;&quot;;[.J15]*[.I15])">
            <text:p/>
          </table:table-cell>
          <table:table-cell table:style-name="ce12"/>
          <table:table-cell table:style-name="ce42" table:formula="of:=IF(ISBLANK([.A15]);&quot;&quot;;[.J15]*[.M15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16]); &quot;&quot;; LEFT([.A16];2))">
            <text:p/>
          </table:table-cell>
          <table:table-cell table:style-name="ce9"/>
          <table:table-cell table:style-name="ce9" table:formula="of:=IF(ISBLANK([.C16]);&quot;&quot;;[.C16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16]);&quot;&quot;;[.E16]*[.G16])">
            <text:p/>
          </table:table-cell>
          <table:table-cell table:style-name="ce33" table:formula="of:=IF(ISBLANK([.A16]); &quot;&quot;; COM.MICROSOFT.SWITCH([.B1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16]);&quot;&quot;;[.H16]/(100%-[.I16]))">
            <text:p/>
          </table:table-cell>
          <table:table-cell table:style-name="ce12"/>
          <table:table-cell table:style-name="ce12" table:formula="of:=IF(ISBLANK([.A16]);&quot;&quot;;[Tax_Rates.$B$2]*[.J16])">
            <text:p/>
          </table:table-cell>
          <table:table-cell table:style-name="ce33" table:formula="of:=IF(ISBLANK([.A16]);&quot;&quot;;[Tax_Rates.$B$2]-[.I16])">
            <text:p/>
          </table:table-cell>
          <table:table-cell table:style-name="ce12" table:formula="of:=IF(ISBLANK([.A16]);&quot;&quot;;[.J16]*[.I16])">
            <text:p/>
          </table:table-cell>
          <table:table-cell table:style-name="ce12"/>
          <table:table-cell table:style-name="ce42" table:formula="of:=IF(ISBLANK([.A16]);&quot;&quot;;[.J16]*[.M16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17]); &quot;&quot;; LEFT([.A17];2))">
            <text:p/>
          </table:table-cell>
          <table:table-cell table:style-name="ce9"/>
          <table:table-cell table:style-name="ce9" table:formula="of:=IF(ISBLANK([.C17]);&quot;&quot;;[.C17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17]);&quot;&quot;;[.E17]*[.G17])">
            <text:p/>
          </table:table-cell>
          <table:table-cell table:style-name="ce33" table:formula="of:=IF(ISBLANK([.A17]); &quot;&quot;; COM.MICROSOFT.SWITCH([.B1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17]);&quot;&quot;;[.H17]/(100%-[.I17]))">
            <text:p/>
          </table:table-cell>
          <table:table-cell table:style-name="ce12"/>
          <table:table-cell table:style-name="ce12" table:formula="of:=IF(ISBLANK([.A17]);&quot;&quot;;[Tax_Rates.$B$2]*[.J17])">
            <text:p/>
          </table:table-cell>
          <table:table-cell table:style-name="ce33" table:formula="of:=IF(ISBLANK([.A17]);&quot;&quot;;[Tax_Rates.$B$2]-[.I17])">
            <text:p/>
          </table:table-cell>
          <table:table-cell table:style-name="ce12" table:formula="of:=IF(ISBLANK([.A17]);&quot;&quot;;[.J17]*[.I17])">
            <text:p/>
          </table:table-cell>
          <table:table-cell table:style-name="ce12"/>
          <table:table-cell table:style-name="ce42" table:formula="of:=IF(ISBLANK([.A17]);&quot;&quot;;[.J17]*[.M17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18]); &quot;&quot;; LEFT([.A18];2))">
            <text:p/>
          </table:table-cell>
          <table:table-cell table:style-name="ce9"/>
          <table:table-cell table:style-name="ce9" table:formula="of:=IF(ISBLANK([.C18]);&quot;&quot;;[.C18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18]);&quot;&quot;;[.E18]*[.G18])">
            <text:p/>
          </table:table-cell>
          <table:table-cell table:style-name="ce33" table:formula="of:=IF(ISBLANK([.A18]); &quot;&quot;; COM.MICROSOFT.SWITCH([.B1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18]);&quot;&quot;;[.H18]/(100%-[.I18]))">
            <text:p/>
          </table:table-cell>
          <table:table-cell table:style-name="ce12"/>
          <table:table-cell table:style-name="ce12" table:formula="of:=IF(ISBLANK([.A18]);&quot;&quot;;[Tax_Rates.$B$2]*[.J18])">
            <text:p/>
          </table:table-cell>
          <table:table-cell table:style-name="ce33" table:formula="of:=IF(ISBLANK([.A18]);&quot;&quot;;[Tax_Rates.$B$2]-[.I18])">
            <text:p/>
          </table:table-cell>
          <table:table-cell table:style-name="ce12" table:formula="of:=IF(ISBLANK([.A18]);&quot;&quot;;[.J18]*[.I18])">
            <text:p/>
          </table:table-cell>
          <table:table-cell table:style-name="ce12"/>
          <table:table-cell table:style-name="ce42" table:formula="of:=IF(ISBLANK([.A18]);&quot;&quot;;[.J18]*[.M18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19]); &quot;&quot;; LEFT([.A19];2))">
            <text:p/>
          </table:table-cell>
          <table:table-cell table:style-name="ce9"/>
          <table:table-cell table:style-name="ce9" table:formula="of:=IF(ISBLANK([.C19]);&quot;&quot;;[.C19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19]);&quot;&quot;;[.E19]*[.G19])">
            <text:p/>
          </table:table-cell>
          <table:table-cell table:style-name="ce33" table:formula="of:=IF(ISBLANK([.A19]); &quot;&quot;; COM.MICROSOFT.SWITCH([.B1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19]);&quot;&quot;;[.H19]/(100%-[.I19]))">
            <text:p/>
          </table:table-cell>
          <table:table-cell table:style-name="ce12"/>
          <table:table-cell table:style-name="ce12" table:formula="of:=IF(ISBLANK([.A19]);&quot;&quot;;[Tax_Rates.$B$2]*[.J19])">
            <text:p/>
          </table:table-cell>
          <table:table-cell table:style-name="ce33" table:formula="of:=IF(ISBLANK([.A19]);&quot;&quot;;[Tax_Rates.$B$2]-[.I19])">
            <text:p/>
          </table:table-cell>
          <table:table-cell table:style-name="ce12" table:formula="of:=IF(ISBLANK([.A19]);&quot;&quot;;[.J19]*[.I19])">
            <text:p/>
          </table:table-cell>
          <table:table-cell table:style-name="ce12"/>
          <table:table-cell table:style-name="ce42" table:formula="of:=IF(ISBLANK([.A19]);&quot;&quot;;[.J19]*[.M19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20]); &quot;&quot;; LEFT([.A20];2))">
            <text:p/>
          </table:table-cell>
          <table:table-cell table:style-name="ce9"/>
          <table:table-cell table:style-name="ce9" table:formula="of:=IF(ISBLANK([.C20]);&quot;&quot;;[.C20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20]);&quot;&quot;;[.E20]*[.G20])">
            <text:p/>
          </table:table-cell>
          <table:table-cell table:style-name="ce33" table:formula="of:=IF(ISBLANK([.A20]); &quot;&quot;; COM.MICROSOFT.SWITCH([.B20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20]);&quot;&quot;;[.H20]/(100%-[.I20]))">
            <text:p/>
          </table:table-cell>
          <table:table-cell table:style-name="ce12"/>
          <table:table-cell table:style-name="ce12" table:formula="of:=IF(ISBLANK([.A20]);&quot;&quot;;[Tax_Rates.$B$2]*[.J20])">
            <text:p/>
          </table:table-cell>
          <table:table-cell table:style-name="ce33" table:formula="of:=IF(ISBLANK([.A20]);&quot;&quot;;[Tax_Rates.$B$2]-[.I20])">
            <text:p/>
          </table:table-cell>
          <table:table-cell table:style-name="ce12" table:formula="of:=IF(ISBLANK([.A20]);&quot;&quot;;[.J20]*[.I20])">
            <text:p/>
          </table:table-cell>
          <table:table-cell table:style-name="ce12"/>
          <table:table-cell table:style-name="ce42" table:formula="of:=IF(ISBLANK([.A20]);&quot;&quot;;[.J20]*[.M20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21]); &quot;&quot;; LEFT([.A21];2))">
            <text:p/>
          </table:table-cell>
          <table:table-cell table:style-name="ce9"/>
          <table:table-cell table:style-name="ce9" table:formula="of:=IF(ISBLANK([.C21]);&quot;&quot;;[.C21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21]);&quot;&quot;;[.E21]*[.G21])">
            <text:p/>
          </table:table-cell>
          <table:table-cell table:style-name="ce33" table:formula="of:=IF(ISBLANK([.A21]); &quot;&quot;; COM.MICROSOFT.SWITCH([.B21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21]);&quot;&quot;;[.H21]/(100%-[.I21]))">
            <text:p/>
          </table:table-cell>
          <table:table-cell table:style-name="ce12"/>
          <table:table-cell table:style-name="ce12" table:formula="of:=IF(ISBLANK([.A21]);&quot;&quot;;[Tax_Rates.$B$2]*[.J21])">
            <text:p/>
          </table:table-cell>
          <table:table-cell table:style-name="ce33" table:formula="of:=IF(ISBLANK([.A21]);&quot;&quot;;[Tax_Rates.$B$2]-[.I21])">
            <text:p/>
          </table:table-cell>
          <table:table-cell table:style-name="ce12" table:formula="of:=IF(ISBLANK([.A21]);&quot;&quot;;[.J21]*[.I21])">
            <text:p/>
          </table:table-cell>
          <table:table-cell table:style-name="ce12"/>
          <table:table-cell table:style-name="ce42" table:formula="of:=IF(ISBLANK([.A21]);&quot;&quot;;[.J21]*[.M21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22]); &quot;&quot;; LEFT([.A22];2))">
            <text:p/>
          </table:table-cell>
          <table:table-cell table:style-name="ce9"/>
          <table:table-cell table:style-name="ce9" table:formula="of:=IF(ISBLANK([.C22]);&quot;&quot;;[.C22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22]);&quot;&quot;;[.E22]*[.G22])">
            <text:p/>
          </table:table-cell>
          <table:table-cell table:style-name="ce33" table:formula="of:=IF(ISBLANK([.A22]); &quot;&quot;; COM.MICROSOFT.SWITCH([.B2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22]);&quot;&quot;;[.H22]/(100%-[.I22]))">
            <text:p/>
          </table:table-cell>
          <table:table-cell table:style-name="ce12"/>
          <table:table-cell table:style-name="ce12" table:formula="of:=IF(ISBLANK([.A22]);&quot;&quot;;[Tax_Rates.$B$2]*[.J22])">
            <text:p/>
          </table:table-cell>
          <table:table-cell table:style-name="ce33" table:formula="of:=IF(ISBLANK([.A22]);&quot;&quot;;[Tax_Rates.$B$2]-[.I22])">
            <text:p/>
          </table:table-cell>
          <table:table-cell table:style-name="ce12" table:formula="of:=IF(ISBLANK([.A22]);&quot;&quot;;[.J22]*[.I22])">
            <text:p/>
          </table:table-cell>
          <table:table-cell table:style-name="ce12"/>
          <table:table-cell table:style-name="ce42" table:formula="of:=IF(ISBLANK([.A22]);&quot;&quot;;[.J22]*[.M22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23]); &quot;&quot;; LEFT([.A23];2))">
            <text:p/>
          </table:table-cell>
          <table:table-cell table:style-name="ce9"/>
          <table:table-cell table:style-name="ce9" table:formula="of:=IF(ISBLANK([.C23]);&quot;&quot;;[.C23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23]);&quot;&quot;;[.E23]*[.G23])">
            <text:p/>
          </table:table-cell>
          <table:table-cell table:style-name="ce33" table:formula="of:=IF(ISBLANK([.A23]); &quot;&quot;; COM.MICROSOFT.SWITCH([.B2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23]);&quot;&quot;;[.H23]/(100%-[.I23]))">
            <text:p/>
          </table:table-cell>
          <table:table-cell table:style-name="ce12"/>
          <table:table-cell table:style-name="ce12" table:formula="of:=IF(ISBLANK([.A23]);&quot;&quot;;[Tax_Rates.$B$2]*[.J23])">
            <text:p/>
          </table:table-cell>
          <table:table-cell table:style-name="ce33" table:formula="of:=IF(ISBLANK([.A23]);&quot;&quot;;[Tax_Rates.$B$2]-[.I23])">
            <text:p/>
          </table:table-cell>
          <table:table-cell table:style-name="ce12" table:formula="of:=IF(ISBLANK([.A23]);&quot;&quot;;[.J23]*[.I23])">
            <text:p/>
          </table:table-cell>
          <table:table-cell table:style-name="ce12"/>
          <table:table-cell table:style-name="ce42" table:formula="of:=IF(ISBLANK([.A23]);&quot;&quot;;[.J23]*[.M23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24]); &quot;&quot;; LEFT([.A24];2))">
            <text:p/>
          </table:table-cell>
          <table:table-cell table:style-name="ce9"/>
          <table:table-cell table:style-name="ce9" table:formula="of:=IF(ISBLANK([.C24]);&quot;&quot;;[.C24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24]);&quot;&quot;;[.E24]*[.G24])">
            <text:p/>
          </table:table-cell>
          <table:table-cell table:style-name="ce33" table:formula="of:=IF(ISBLANK([.A24]); &quot;&quot;; COM.MICROSOFT.SWITCH([.B2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24]);&quot;&quot;;[.H24]/(100%-[.I24]))">
            <text:p/>
          </table:table-cell>
          <table:table-cell table:style-name="ce12"/>
          <table:table-cell table:style-name="ce12" table:formula="of:=IF(ISBLANK([.A24]);&quot;&quot;;[Tax_Rates.$B$2]*[.J24])">
            <text:p/>
          </table:table-cell>
          <table:table-cell table:style-name="ce33" table:formula="of:=IF(ISBLANK([.A24]);&quot;&quot;;[Tax_Rates.$B$2]-[.I24])">
            <text:p/>
          </table:table-cell>
          <table:table-cell table:style-name="ce12" table:formula="of:=IF(ISBLANK([.A24]);&quot;&quot;;[.J24]*[.I24])">
            <text:p/>
          </table:table-cell>
          <table:table-cell table:style-name="ce12"/>
          <table:table-cell table:style-name="ce42" table:formula="of:=IF(ISBLANK([.A24]);&quot;&quot;;[.J24]*[.M24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25]); &quot;&quot;; LEFT([.A25];2))">
            <text:p/>
          </table:table-cell>
          <table:table-cell table:style-name="ce9"/>
          <table:table-cell table:style-name="ce9" table:formula="of:=IF(ISBLANK([.C25]);&quot;&quot;;[.C25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25]);&quot;&quot;;[.E25]*[.G25])">
            <text:p/>
          </table:table-cell>
          <table:table-cell table:style-name="ce33" table:formula="of:=IF(ISBLANK([.A25]); &quot;&quot;; COM.MICROSOFT.SWITCH([.B2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25]);&quot;&quot;;[.H25]/(100%-[.I25]))">
            <text:p/>
          </table:table-cell>
          <table:table-cell table:style-name="ce12"/>
          <table:table-cell table:style-name="ce12" table:formula="of:=IF(ISBLANK([.A25]);&quot;&quot;;[Tax_Rates.$B$2]*[.J25])">
            <text:p/>
          </table:table-cell>
          <table:table-cell table:style-name="ce33" table:formula="of:=IF(ISBLANK([.A25]);&quot;&quot;;[Tax_Rates.$B$2]-[.I25])">
            <text:p/>
          </table:table-cell>
          <table:table-cell table:style-name="ce12" table:formula="of:=IF(ISBLANK([.A25]);&quot;&quot;;[.J25]*[.I25])">
            <text:p/>
          </table:table-cell>
          <table:table-cell table:style-name="ce12"/>
          <table:table-cell table:style-name="ce42" table:formula="of:=IF(ISBLANK([.A25]);&quot;&quot;;[.J25]*[.M25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26]); &quot;&quot;; LEFT([.A26];2))">
            <text:p/>
          </table:table-cell>
          <table:table-cell table:style-name="ce9"/>
          <table:table-cell table:style-name="ce9" table:formula="of:=IF(ISBLANK([.C26]);&quot;&quot;;[.C26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26]);&quot;&quot;;[.E26]*[.G26])">
            <text:p/>
          </table:table-cell>
          <table:table-cell table:style-name="ce33" table:formula="of:=IF(ISBLANK([.A26]); &quot;&quot;; COM.MICROSOFT.SWITCH([.B2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26]);&quot;&quot;;[.H26]/(100%-[.I26]))">
            <text:p/>
          </table:table-cell>
          <table:table-cell table:style-name="ce12"/>
          <table:table-cell table:style-name="ce12" table:formula="of:=IF(ISBLANK([.A26]);&quot;&quot;;[Tax_Rates.$B$2]*[.J26])">
            <text:p/>
          </table:table-cell>
          <table:table-cell table:style-name="ce33" table:formula="of:=IF(ISBLANK([.A26]);&quot;&quot;;[Tax_Rates.$B$2]-[.I26])">
            <text:p/>
          </table:table-cell>
          <table:table-cell table:style-name="ce12" table:formula="of:=IF(ISBLANK([.A26]);&quot;&quot;;[.J26]*[.I26])">
            <text:p/>
          </table:table-cell>
          <table:table-cell table:style-name="ce12"/>
          <table:table-cell table:style-name="ce42" table:formula="of:=IF(ISBLANK([.A26]);&quot;&quot;;[.J26]*[.M26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27]); &quot;&quot;; LEFT([.A27];2))">
            <text:p/>
          </table:table-cell>
          <table:table-cell table:style-name="ce9"/>
          <table:table-cell table:style-name="ce9" table:formula="of:=IF(ISBLANK([.C27]);&quot;&quot;;[.C27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27]);&quot;&quot;;[.E27]*[.G27])">
            <text:p/>
          </table:table-cell>
          <table:table-cell table:style-name="ce33" table:formula="of:=IF(ISBLANK([.A27]); &quot;&quot;; COM.MICROSOFT.SWITCH([.B2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27]);&quot;&quot;;[.H27]/(100%-[.I27]))">
            <text:p/>
          </table:table-cell>
          <table:table-cell table:style-name="ce12"/>
          <table:table-cell table:style-name="ce12" table:formula="of:=IF(ISBLANK([.A27]);&quot;&quot;;[Tax_Rates.$B$2]*[.J27])">
            <text:p/>
          </table:table-cell>
          <table:table-cell table:style-name="ce33" table:formula="of:=IF(ISBLANK([.A27]);&quot;&quot;;[Tax_Rates.$B$2]-[.I27])">
            <text:p/>
          </table:table-cell>
          <table:table-cell table:style-name="ce12" table:formula="of:=IF(ISBLANK([.A27]);&quot;&quot;;[.J27]*[.I27])">
            <text:p/>
          </table:table-cell>
          <table:table-cell table:style-name="ce12"/>
          <table:table-cell table:style-name="ce42" table:formula="of:=IF(ISBLANK([.A27]);&quot;&quot;;[.J27]*[.M27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28]); &quot;&quot;; LEFT([.A28];2))">
            <text:p/>
          </table:table-cell>
          <table:table-cell table:style-name="ce9"/>
          <table:table-cell table:style-name="ce9" table:formula="of:=IF(ISBLANK([.C28]);&quot;&quot;;[.C28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28]);&quot;&quot;;[.E28]*[.G28])">
            <text:p/>
          </table:table-cell>
          <table:table-cell table:style-name="ce33" table:formula="of:=IF(ISBLANK([.A28]); &quot;&quot;; COM.MICROSOFT.SWITCH([.B2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28]);&quot;&quot;;[.H28]/(100%-[.I28]))">
            <text:p/>
          </table:table-cell>
          <table:table-cell table:style-name="ce12"/>
          <table:table-cell table:style-name="ce12" table:formula="of:=IF(ISBLANK([.A28]);&quot;&quot;;[Tax_Rates.$B$2]*[.J28])">
            <text:p/>
          </table:table-cell>
          <table:table-cell table:style-name="ce33" table:formula="of:=IF(ISBLANK([.A28]);&quot;&quot;;[Tax_Rates.$B$2]-[.I28])">
            <text:p/>
          </table:table-cell>
          <table:table-cell table:style-name="ce12" table:formula="of:=IF(ISBLANK([.A28]);&quot;&quot;;[.J28]*[.I28])">
            <text:p/>
          </table:table-cell>
          <table:table-cell table:style-name="ce12"/>
          <table:table-cell table:style-name="ce42" table:formula="of:=IF(ISBLANK([.A28]);&quot;&quot;;[.J28]*[.M28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29]); &quot;&quot;; LEFT([.A29];2))">
            <text:p/>
          </table:table-cell>
          <table:table-cell table:style-name="ce9"/>
          <table:table-cell table:style-name="ce9" table:formula="of:=IF(ISBLANK([.C29]);&quot;&quot;;[.C29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29]);&quot;&quot;;[.E29]*[.G29])">
            <text:p/>
          </table:table-cell>
          <table:table-cell table:style-name="ce33" table:formula="of:=IF(ISBLANK([.A29]); &quot;&quot;; COM.MICROSOFT.SWITCH([.B2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29]);&quot;&quot;;[.H29]/(100%-[.I29]))">
            <text:p/>
          </table:table-cell>
          <table:table-cell table:style-name="ce12"/>
          <table:table-cell table:style-name="ce12" table:formula="of:=IF(ISBLANK([.A29]);&quot;&quot;;[Tax_Rates.$B$2]*[.J29])">
            <text:p/>
          </table:table-cell>
          <table:table-cell table:style-name="ce33" table:formula="of:=IF(ISBLANK([.A29]);&quot;&quot;;[Tax_Rates.$B$2]-[.I29])">
            <text:p/>
          </table:table-cell>
          <table:table-cell table:style-name="ce12" table:formula="of:=IF(ISBLANK([.A29]);&quot;&quot;;[.J29]*[.I29])">
            <text:p/>
          </table:table-cell>
          <table:table-cell table:style-name="ce12"/>
          <table:table-cell table:style-name="ce42" table:formula="of:=IF(ISBLANK([.A29]);&quot;&quot;;[.J29]*[.M29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30]); &quot;&quot;; LEFT([.A30];2))">
            <text:p/>
          </table:table-cell>
          <table:table-cell table:style-name="ce9"/>
          <table:table-cell table:style-name="ce9" table:formula="of:=IF(ISBLANK([.C30]);&quot;&quot;;[.C30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30]);&quot;&quot;;[.E30]*[.G30])">
            <text:p/>
          </table:table-cell>
          <table:table-cell table:style-name="ce33" table:formula="of:=IF(ISBLANK([.A30]); &quot;&quot;; COM.MICROSOFT.SWITCH([.B30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30]);&quot;&quot;;[.H30]/(100%-[.I30]))">
            <text:p/>
          </table:table-cell>
          <table:table-cell table:style-name="ce12"/>
          <table:table-cell table:style-name="ce12" table:formula="of:=IF(ISBLANK([.A30]);&quot;&quot;;[Tax_Rates.$B$2]*[.J30])">
            <text:p/>
          </table:table-cell>
          <table:table-cell table:style-name="ce33" table:formula="of:=IF(ISBLANK([.A30]);&quot;&quot;;[Tax_Rates.$B$2]-[.I30])">
            <text:p/>
          </table:table-cell>
          <table:table-cell table:style-name="ce12" table:formula="of:=IF(ISBLANK([.A30]);&quot;&quot;;[.J30]*[.I30])">
            <text:p/>
          </table:table-cell>
          <table:table-cell table:style-name="ce12"/>
          <table:table-cell table:style-name="ce42" table:formula="of:=IF(ISBLANK([.A30]);&quot;&quot;;[.J30]*[.M30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31]); &quot;&quot;; LEFT([.A31];2))">
            <text:p/>
          </table:table-cell>
          <table:table-cell table:style-name="ce9"/>
          <table:table-cell table:style-name="ce9" table:formula="of:=IF(ISBLANK([.C31]);&quot;&quot;;[.C31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31]);&quot;&quot;;[.E31]*[.G31])">
            <text:p/>
          </table:table-cell>
          <table:table-cell table:style-name="ce33" table:formula="of:=IF(ISBLANK([.A31]); &quot;&quot;; COM.MICROSOFT.SWITCH([.B31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31]);&quot;&quot;;[.H31]/(100%-[.I31]))">
            <text:p/>
          </table:table-cell>
          <table:table-cell table:style-name="ce12"/>
          <table:table-cell table:style-name="ce12" table:formula="of:=IF(ISBLANK([.A31]);&quot;&quot;;[Tax_Rates.$B$2]*[.J31])">
            <text:p/>
          </table:table-cell>
          <table:table-cell table:style-name="ce33" table:formula="of:=IF(ISBLANK([.A31]);&quot;&quot;;[Tax_Rates.$B$2]-[.I31])">
            <text:p/>
          </table:table-cell>
          <table:table-cell table:style-name="ce12" table:formula="of:=IF(ISBLANK([.A31]);&quot;&quot;;[.J31]*[.I31])">
            <text:p/>
          </table:table-cell>
          <table:table-cell table:style-name="ce12"/>
          <table:table-cell table:style-name="ce42" table:formula="of:=IF(ISBLANK([.A31]);&quot;&quot;;[.J31]*[.M31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32]); &quot;&quot;; LEFT([.A32];2))">
            <text:p/>
          </table:table-cell>
          <table:table-cell table:style-name="ce9"/>
          <table:table-cell table:style-name="ce9" table:formula="of:=IF(ISBLANK([.C32]);&quot;&quot;;[.C32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32]);&quot;&quot;;[.E32]*[.G32])">
            <text:p/>
          </table:table-cell>
          <table:table-cell table:style-name="ce33" table:formula="of:=IF(ISBLANK([.A32]); &quot;&quot;; COM.MICROSOFT.SWITCH([.B3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32]);&quot;&quot;;[.H32]/(100%-[.I32]))">
            <text:p/>
          </table:table-cell>
          <table:table-cell table:style-name="ce12"/>
          <table:table-cell table:style-name="ce12" table:formula="of:=IF(ISBLANK([.A32]);&quot;&quot;;[Tax_Rates.$B$2]*[.J32])">
            <text:p/>
          </table:table-cell>
          <table:table-cell table:style-name="ce33" table:formula="of:=IF(ISBLANK([.A32]);&quot;&quot;;[Tax_Rates.$B$2]-[.I32])">
            <text:p/>
          </table:table-cell>
          <table:table-cell table:style-name="ce12" table:formula="of:=IF(ISBLANK([.A32]);&quot;&quot;;[.J32]*[.I32])">
            <text:p/>
          </table:table-cell>
          <table:table-cell table:style-name="ce12"/>
          <table:table-cell table:style-name="ce42" table:formula="of:=IF(ISBLANK([.A32]);&quot;&quot;;[.J32]*[.M32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33]); &quot;&quot;; LEFT([.A33];2))">
            <text:p/>
          </table:table-cell>
          <table:table-cell table:style-name="ce9"/>
          <table:table-cell table:style-name="ce9" table:formula="of:=IF(ISBLANK([.C33]);&quot;&quot;;[.C33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33]);&quot;&quot;;[.E33]*[.G33])">
            <text:p/>
          </table:table-cell>
          <table:table-cell table:style-name="ce33" table:formula="of:=IF(ISBLANK([.A33]); &quot;&quot;; COM.MICROSOFT.SWITCH([.B3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33]);&quot;&quot;;[.H33]/(100%-[.I33]))">
            <text:p/>
          </table:table-cell>
          <table:table-cell table:style-name="ce12"/>
          <table:table-cell table:style-name="ce12" table:formula="of:=IF(ISBLANK([.A33]);&quot;&quot;;[Tax_Rates.$B$2]*[.J33])">
            <text:p/>
          </table:table-cell>
          <table:table-cell table:style-name="ce33" table:formula="of:=IF(ISBLANK([.A33]);&quot;&quot;;[Tax_Rates.$B$2]-[.I33])">
            <text:p/>
          </table:table-cell>
          <table:table-cell table:style-name="ce12" table:formula="of:=IF(ISBLANK([.A33]);&quot;&quot;;[.J33]*[.I33])">
            <text:p/>
          </table:table-cell>
          <table:table-cell table:style-name="ce12"/>
          <table:table-cell table:style-name="ce42" table:formula="of:=IF(ISBLANK([.A33]);&quot;&quot;;[.J33]*[.M33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34]); &quot;&quot;; LEFT([.A34];2))">
            <text:p/>
          </table:table-cell>
          <table:table-cell table:style-name="ce9"/>
          <table:table-cell table:style-name="ce9" table:formula="of:=IF(ISBLANK([.C34]);&quot;&quot;;[.C34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34]);&quot;&quot;;[.E34]*[.G34])">
            <text:p/>
          </table:table-cell>
          <table:table-cell table:style-name="ce33" table:formula="of:=IF(ISBLANK([.A34]); &quot;&quot;; COM.MICROSOFT.SWITCH([.B3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34]);&quot;&quot;;[.H34]/(100%-[.I34]))">
            <text:p/>
          </table:table-cell>
          <table:table-cell table:style-name="ce12"/>
          <table:table-cell table:style-name="ce12" table:formula="of:=IF(ISBLANK([.A34]);&quot;&quot;;[Tax_Rates.$B$2]*[.J34])">
            <text:p/>
          </table:table-cell>
          <table:table-cell table:style-name="ce33" table:formula="of:=IF(ISBLANK([.A34]);&quot;&quot;;[Tax_Rates.$B$2]-[.I34])">
            <text:p/>
          </table:table-cell>
          <table:table-cell table:style-name="ce12" table:formula="of:=IF(ISBLANK([.A34]);&quot;&quot;;[.J34]*[.I34])">
            <text:p/>
          </table:table-cell>
          <table:table-cell table:style-name="ce12"/>
          <table:table-cell table:style-name="ce42" table:formula="of:=IF(ISBLANK([.A34]);&quot;&quot;;[.J34]*[.M34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35]); &quot;&quot;; LEFT([.A35];2))">
            <text:p/>
          </table:table-cell>
          <table:table-cell table:style-name="ce9"/>
          <table:table-cell table:style-name="ce9" table:formula="of:=IF(ISBLANK([.C35]);&quot;&quot;;[.C35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35]);&quot;&quot;;[.E35]*[.G35])">
            <text:p/>
          </table:table-cell>
          <table:table-cell table:style-name="ce33" table:formula="of:=IF(ISBLANK([.A35]); &quot;&quot;; COM.MICROSOFT.SWITCH([.B3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35]);&quot;&quot;;[.H35]/(100%-[.I35]))">
            <text:p/>
          </table:table-cell>
          <table:table-cell table:style-name="ce12"/>
          <table:table-cell table:style-name="ce12" table:formula="of:=IF(ISBLANK([.A35]);&quot;&quot;;[Tax_Rates.$B$2]*[.J35])">
            <text:p/>
          </table:table-cell>
          <table:table-cell table:style-name="ce33" table:formula="of:=IF(ISBLANK([.A35]);&quot;&quot;;[Tax_Rates.$B$2]-[.I35])">
            <text:p/>
          </table:table-cell>
          <table:table-cell table:style-name="ce12" table:formula="of:=IF(ISBLANK([.A35]);&quot;&quot;;[.J35]*[.I35])">
            <text:p/>
          </table:table-cell>
          <table:table-cell table:style-name="ce12"/>
          <table:table-cell table:style-name="ce42" table:formula="of:=IF(ISBLANK([.A35]);&quot;&quot;;[.J35]*[.M35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36]); &quot;&quot;; LEFT([.A36];2))">
            <text:p/>
          </table:table-cell>
          <table:table-cell table:style-name="ce9"/>
          <table:table-cell table:style-name="ce9" table:formula="of:=IF(ISBLANK([.C36]);&quot;&quot;;[.C36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36]);&quot;&quot;;[.E36]*[.G36])">
            <text:p/>
          </table:table-cell>
          <table:table-cell table:style-name="ce33" table:formula="of:=IF(ISBLANK([.A36]); &quot;&quot;; COM.MICROSOFT.SWITCH([.B3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36]);&quot;&quot;;[.H36]/(100%-[.I36]))">
            <text:p/>
          </table:table-cell>
          <table:table-cell table:style-name="ce12"/>
          <table:table-cell table:style-name="ce12" table:formula="of:=IF(ISBLANK([.A36]);&quot;&quot;;[Tax_Rates.$B$2]*[.J36])">
            <text:p/>
          </table:table-cell>
          <table:table-cell table:style-name="ce33" table:formula="of:=IF(ISBLANK([.A36]);&quot;&quot;;[Tax_Rates.$B$2]-[.I36])">
            <text:p/>
          </table:table-cell>
          <table:table-cell table:style-name="ce12" table:formula="of:=IF(ISBLANK([.A36]);&quot;&quot;;[.J36]*[.I36])">
            <text:p/>
          </table:table-cell>
          <table:table-cell table:style-name="ce12"/>
          <table:table-cell table:style-name="ce42" table:formula="of:=IF(ISBLANK([.A36]);&quot;&quot;;[.J36]*[.M36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37]); &quot;&quot;; LEFT([.A37];2))">
            <text:p/>
          </table:table-cell>
          <table:table-cell table:style-name="ce9"/>
          <table:table-cell table:style-name="ce9" table:formula="of:=IF(ISBLANK([.C37]);&quot;&quot;;[.C37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37]);&quot;&quot;;[.E37]*[.G37])">
            <text:p/>
          </table:table-cell>
          <table:table-cell table:style-name="ce33" table:formula="of:=IF(ISBLANK([.A37]); &quot;&quot;; COM.MICROSOFT.SWITCH([.B3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37]);&quot;&quot;;[.H37]/(100%-[.I37]))">
            <text:p/>
          </table:table-cell>
          <table:table-cell table:style-name="ce12"/>
          <table:table-cell table:style-name="ce12" table:formula="of:=IF(ISBLANK([.A37]);&quot;&quot;;[Tax_Rates.$B$2]*[.J37])">
            <text:p/>
          </table:table-cell>
          <table:table-cell table:style-name="ce33" table:formula="of:=IF(ISBLANK([.A37]);&quot;&quot;;[Tax_Rates.$B$2]-[.I37])">
            <text:p/>
          </table:table-cell>
          <table:table-cell table:style-name="ce12" table:formula="of:=IF(ISBLANK([.A37]);&quot;&quot;;[.J37]*[.I37])">
            <text:p/>
          </table:table-cell>
          <table:table-cell table:style-name="ce12"/>
          <table:table-cell table:style-name="ce42" table:formula="of:=IF(ISBLANK([.A37]);&quot;&quot;;[.J37]*[.M37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38]); &quot;&quot;; LEFT([.A38];2))">
            <text:p/>
          </table:table-cell>
          <table:table-cell table:style-name="ce9"/>
          <table:table-cell table:style-name="ce9" table:formula="of:=IF(ISBLANK([.C38]);&quot;&quot;;[.C38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38]);&quot;&quot;;[.E38]*[.G38])">
            <text:p/>
          </table:table-cell>
          <table:table-cell table:style-name="ce33" table:formula="of:=IF(ISBLANK([.A38]); &quot;&quot;; COM.MICROSOFT.SWITCH([.B3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38]);&quot;&quot;;[.H38]/(100%-[.I38]))">
            <text:p/>
          </table:table-cell>
          <table:table-cell table:style-name="ce12"/>
          <table:table-cell table:style-name="ce12" table:formula="of:=IF(ISBLANK([.A38]);&quot;&quot;;[Tax_Rates.$B$2]*[.J38])">
            <text:p/>
          </table:table-cell>
          <table:table-cell table:style-name="ce33" table:formula="of:=IF(ISBLANK([.A38]);&quot;&quot;;[Tax_Rates.$B$2]-[.I38])">
            <text:p/>
          </table:table-cell>
          <table:table-cell table:style-name="ce12" table:formula="of:=IF(ISBLANK([.A38]);&quot;&quot;;[.J38]*[.I38])">
            <text:p/>
          </table:table-cell>
          <table:table-cell table:style-name="ce12"/>
          <table:table-cell table:style-name="ce42" table:formula="of:=IF(ISBLANK([.A38]);&quot;&quot;;[.J38]*[.M38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39]); &quot;&quot;; LEFT([.A39];2))">
            <text:p/>
          </table:table-cell>
          <table:table-cell table:style-name="ce9"/>
          <table:table-cell table:style-name="ce9" table:formula="of:=IF(ISBLANK([.C39]);&quot;&quot;;[.C39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39]);&quot;&quot;;[.E39]*[.G39])">
            <text:p/>
          </table:table-cell>
          <table:table-cell table:style-name="ce33" table:formula="of:=IF(ISBLANK([.A39]); &quot;&quot;; COM.MICROSOFT.SWITCH([.B3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39]);&quot;&quot;;[.H39]/(100%-[.I39]))">
            <text:p/>
          </table:table-cell>
          <table:table-cell table:style-name="ce12"/>
          <table:table-cell table:style-name="ce12" table:formula="of:=IF(ISBLANK([.A39]);&quot;&quot;;[Tax_Rates.$B$2]*[.J39])">
            <text:p/>
          </table:table-cell>
          <table:table-cell table:style-name="ce33" table:formula="of:=IF(ISBLANK([.A39]);&quot;&quot;;[Tax_Rates.$B$2]-[.I39])">
            <text:p/>
          </table:table-cell>
          <table:table-cell table:style-name="ce12" table:formula="of:=IF(ISBLANK([.A39]);&quot;&quot;;[.J39]*[.I39])">
            <text:p/>
          </table:table-cell>
          <table:table-cell table:style-name="ce12"/>
          <table:table-cell table:style-name="ce42" table:formula="of:=IF(ISBLANK([.A39]);&quot;&quot;;[.J39]*[.M39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40]); &quot;&quot;; LEFT([.A40];2))">
            <text:p/>
          </table:table-cell>
          <table:table-cell table:style-name="ce9"/>
          <table:table-cell table:style-name="ce9" table:formula="of:=IF(ISBLANK([.C40]);&quot;&quot;;[.C40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40]);&quot;&quot;;[.E40]*[.G40])">
            <text:p/>
          </table:table-cell>
          <table:table-cell table:style-name="ce33" table:formula="of:=IF(ISBLANK([.A40]); &quot;&quot;; COM.MICROSOFT.SWITCH([.B40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40]);&quot;&quot;;[.H40]/(100%-[.I40]))">
            <text:p/>
          </table:table-cell>
          <table:table-cell table:style-name="ce12"/>
          <table:table-cell table:style-name="ce12" table:formula="of:=IF(ISBLANK([.A40]);&quot;&quot;;[Tax_Rates.$B$2]*[.J40])">
            <text:p/>
          </table:table-cell>
          <table:table-cell table:style-name="ce33" table:formula="of:=IF(ISBLANK([.A40]);&quot;&quot;;[Tax_Rates.$B$2]-[.I40])">
            <text:p/>
          </table:table-cell>
          <table:table-cell table:style-name="ce12" table:formula="of:=IF(ISBLANK([.A40]);&quot;&quot;;[.J40]*[.I40])">
            <text:p/>
          </table:table-cell>
          <table:table-cell table:style-name="ce12"/>
          <table:table-cell table:style-name="ce42" table:formula="of:=IF(ISBLANK([.A40]);&quot;&quot;;[.J40]*[.M40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41]); &quot;&quot;; LEFT([.A41];2))">
            <text:p/>
          </table:table-cell>
          <table:table-cell table:style-name="ce9"/>
          <table:table-cell table:style-name="ce9" table:formula="of:=IF(ISBLANK([.C41]);&quot;&quot;;[.C41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41]);&quot;&quot;;[.E41]*[.G41])">
            <text:p/>
          </table:table-cell>
          <table:table-cell table:style-name="ce33" table:formula="of:=IF(ISBLANK([.A41]); &quot;&quot;; COM.MICROSOFT.SWITCH([.B41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41]);&quot;&quot;;[.H41]/(100%-[.I41]))">
            <text:p/>
          </table:table-cell>
          <table:table-cell table:style-name="ce12"/>
          <table:table-cell table:style-name="ce12" table:formula="of:=IF(ISBLANK([.A41]);&quot;&quot;;[Tax_Rates.$B$2]*[.J41])">
            <text:p/>
          </table:table-cell>
          <table:table-cell table:style-name="ce33" table:formula="of:=IF(ISBLANK([.A41]);&quot;&quot;;[Tax_Rates.$B$2]-[.I41])">
            <text:p/>
          </table:table-cell>
          <table:table-cell table:style-name="ce12" table:formula="of:=IF(ISBLANK([.A41]);&quot;&quot;;[.J41]*[.I41])">
            <text:p/>
          </table:table-cell>
          <table:table-cell table:style-name="ce12"/>
          <table:table-cell table:style-name="ce42" table:formula="of:=IF(ISBLANK([.A41]);&quot;&quot;;[.J41]*[.M41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42]); &quot;&quot;; LEFT([.A42];2))">
            <text:p/>
          </table:table-cell>
          <table:table-cell table:style-name="ce9"/>
          <table:table-cell table:style-name="ce9" table:formula="of:=IF(ISBLANK([.C42]);&quot;&quot;;[.C42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42]);&quot;&quot;;[.E42]*[.G42])">
            <text:p/>
          </table:table-cell>
          <table:table-cell table:style-name="ce33" table:formula="of:=IF(ISBLANK([.A42]); &quot;&quot;; COM.MICROSOFT.SWITCH([.B4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42]);&quot;&quot;;[.H42]/(100%-[.I42]))">
            <text:p/>
          </table:table-cell>
          <table:table-cell table:style-name="ce12"/>
          <table:table-cell table:style-name="ce12" table:formula="of:=IF(ISBLANK([.A42]);&quot;&quot;;[Tax_Rates.$B$2]*[.J42])">
            <text:p/>
          </table:table-cell>
          <table:table-cell table:style-name="ce33" table:formula="of:=IF(ISBLANK([.A42]);&quot;&quot;;[Tax_Rates.$B$2]-[.I42])">
            <text:p/>
          </table:table-cell>
          <table:table-cell table:style-name="ce12" table:formula="of:=IF(ISBLANK([.A42]);&quot;&quot;;[.J42]*[.I42])">
            <text:p/>
          </table:table-cell>
          <table:table-cell table:style-name="ce12"/>
          <table:table-cell table:style-name="ce42" table:formula="of:=IF(ISBLANK([.A42]);&quot;&quot;;[.J42]*[.M42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43]); &quot;&quot;; LEFT([.A43];2))">
            <text:p/>
          </table:table-cell>
          <table:table-cell table:style-name="ce9"/>
          <table:table-cell table:style-name="ce9" table:formula="of:=IF(ISBLANK([.C43]);&quot;&quot;;[.C43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43]);&quot;&quot;;[.E43]*[.G43])">
            <text:p/>
          </table:table-cell>
          <table:table-cell table:style-name="ce33" table:formula="of:=IF(ISBLANK([.A43]); &quot;&quot;; COM.MICROSOFT.SWITCH([.B4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43]);&quot;&quot;;[.H43]/(100%-[.I43]))">
            <text:p/>
          </table:table-cell>
          <table:table-cell table:style-name="ce12"/>
          <table:table-cell table:style-name="ce12" table:formula="of:=IF(ISBLANK([.A43]);&quot;&quot;;[Tax_Rates.$B$2]*[.J43])">
            <text:p/>
          </table:table-cell>
          <table:table-cell table:style-name="ce33" table:formula="of:=IF(ISBLANK([.A43]);&quot;&quot;;[Tax_Rates.$B$2]-[.I43])">
            <text:p/>
          </table:table-cell>
          <table:table-cell table:style-name="ce12" table:formula="of:=IF(ISBLANK([.A43]);&quot;&quot;;[.J43]*[.I43])">
            <text:p/>
          </table:table-cell>
          <table:table-cell table:style-name="ce12"/>
          <table:table-cell table:style-name="ce42" table:formula="of:=IF(ISBLANK([.A43]);&quot;&quot;;[.J43]*[.M43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44]); &quot;&quot;; LEFT([.A44];2))">
            <text:p/>
          </table:table-cell>
          <table:table-cell table:style-name="ce9"/>
          <table:table-cell table:style-name="ce9" table:formula="of:=IF(ISBLANK([.C44]);&quot;&quot;;[.C44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44]);&quot;&quot;;[.E44]*[.G44])">
            <text:p/>
          </table:table-cell>
          <table:table-cell table:style-name="ce33" table:formula="of:=IF(ISBLANK([.A44]); &quot;&quot;; COM.MICROSOFT.SWITCH([.B4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44]);&quot;&quot;;[.H44]/(100%-[.I44]))">
            <text:p/>
          </table:table-cell>
          <table:table-cell table:style-name="ce12"/>
          <table:table-cell table:style-name="ce12" table:formula="of:=IF(ISBLANK([.A44]);&quot;&quot;;[Tax_Rates.$B$2]*[.J44])">
            <text:p/>
          </table:table-cell>
          <table:table-cell table:style-name="ce33" table:formula="of:=IF(ISBLANK([.A44]);&quot;&quot;;[Tax_Rates.$B$2]-[.I44])">
            <text:p/>
          </table:table-cell>
          <table:table-cell table:style-name="ce12" table:formula="of:=IF(ISBLANK([.A44]);&quot;&quot;;[.J44]*[.I44])">
            <text:p/>
          </table:table-cell>
          <table:table-cell table:style-name="ce12"/>
          <table:table-cell table:style-name="ce42" table:formula="of:=IF(ISBLANK([.A44]);&quot;&quot;;[.J44]*[.M44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45]); &quot;&quot;; LEFT([.A45];2))">
            <text:p/>
          </table:table-cell>
          <table:table-cell table:style-name="ce9"/>
          <table:table-cell table:style-name="ce9" table:formula="of:=IF(ISBLANK([.C45]);&quot;&quot;;[.C45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45]);&quot;&quot;;[.E45]*[.G45])">
            <text:p/>
          </table:table-cell>
          <table:table-cell table:style-name="ce33" table:formula="of:=IF(ISBLANK([.A45]); &quot;&quot;; COM.MICROSOFT.SWITCH([.B4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45]);&quot;&quot;;[.H45]/(100%-[.I45]))">
            <text:p/>
          </table:table-cell>
          <table:table-cell table:style-name="ce12"/>
          <table:table-cell table:style-name="ce12" table:formula="of:=IF(ISBLANK([.A45]);&quot;&quot;;[Tax_Rates.$B$2]*[.J45])">
            <text:p/>
          </table:table-cell>
          <table:table-cell table:style-name="ce33" table:formula="of:=IF(ISBLANK([.A45]);&quot;&quot;;[Tax_Rates.$B$2]-[.I45])">
            <text:p/>
          </table:table-cell>
          <table:table-cell table:style-name="ce12" table:formula="of:=IF(ISBLANK([.A45]);&quot;&quot;;[.J45]*[.I45])">
            <text:p/>
          </table:table-cell>
          <table:table-cell table:style-name="ce12"/>
          <table:table-cell table:style-name="ce42" table:formula="of:=IF(ISBLANK([.A45]);&quot;&quot;;[.J45]*[.M45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46]); &quot;&quot;; LEFT([.A46];2))">
            <text:p/>
          </table:table-cell>
          <table:table-cell table:style-name="ce9"/>
          <table:table-cell table:style-name="ce9" table:formula="of:=IF(ISBLANK([.C46]);&quot;&quot;;[.C46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46]);&quot;&quot;;[.E46]*[.G46])">
            <text:p/>
          </table:table-cell>
          <table:table-cell table:style-name="ce33" table:formula="of:=IF(ISBLANK([.A46]); &quot;&quot;; COM.MICROSOFT.SWITCH([.B4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46]);&quot;&quot;;[.H46]/(100%-[.I46]))">
            <text:p/>
          </table:table-cell>
          <table:table-cell table:style-name="ce12"/>
          <table:table-cell table:style-name="ce12" table:formula="of:=IF(ISBLANK([.A46]);&quot;&quot;;[Tax_Rates.$B$2]*[.J46])">
            <text:p/>
          </table:table-cell>
          <table:table-cell table:style-name="ce33" table:formula="of:=IF(ISBLANK([.A46]);&quot;&quot;;[Tax_Rates.$B$2]-[.I46])">
            <text:p/>
          </table:table-cell>
          <table:table-cell table:style-name="ce12" table:formula="of:=IF(ISBLANK([.A46]);&quot;&quot;;[.J46]*[.I46])">
            <text:p/>
          </table:table-cell>
          <table:table-cell table:style-name="ce12"/>
          <table:table-cell table:style-name="ce42" table:formula="of:=IF(ISBLANK([.A46]);&quot;&quot;;[.J46]*[.M46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47]); &quot;&quot;; LEFT([.A47];2))">
            <text:p/>
          </table:table-cell>
          <table:table-cell table:style-name="ce9"/>
          <table:table-cell table:style-name="ce9" table:formula="of:=IF(ISBLANK([.C47]);&quot;&quot;;[.C47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47]);&quot;&quot;;[.E47]*[.G47])">
            <text:p/>
          </table:table-cell>
          <table:table-cell table:style-name="ce33" table:formula="of:=IF(ISBLANK([.A47]); &quot;&quot;; COM.MICROSOFT.SWITCH([.B4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47]);&quot;&quot;;[.H47]/(100%-[.I47]))">
            <text:p/>
          </table:table-cell>
          <table:table-cell table:style-name="ce12"/>
          <table:table-cell table:style-name="ce12" table:formula="of:=IF(ISBLANK([.A47]);&quot;&quot;;[Tax_Rates.$B$2]*[.J47])">
            <text:p/>
          </table:table-cell>
          <table:table-cell table:style-name="ce33" table:formula="of:=IF(ISBLANK([.A47]);&quot;&quot;;[Tax_Rates.$B$2]-[.I47])">
            <text:p/>
          </table:table-cell>
          <table:table-cell table:style-name="ce12" table:formula="of:=IF(ISBLANK([.A47]);&quot;&quot;;[.J47]*[.I47])">
            <text:p/>
          </table:table-cell>
          <table:table-cell table:style-name="ce12"/>
          <table:table-cell table:style-name="ce42" table:formula="of:=IF(ISBLANK([.A47]);&quot;&quot;;[.J47]*[.M47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48]); &quot;&quot;; LEFT([.A48];2))">
            <text:p/>
          </table:table-cell>
          <table:table-cell table:style-name="ce9"/>
          <table:table-cell table:style-name="ce9" table:formula="of:=IF(ISBLANK([.C48]);&quot;&quot;;[.C48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48]);&quot;&quot;;[.E48]*[.G48])">
            <text:p/>
          </table:table-cell>
          <table:table-cell table:style-name="ce33" table:formula="of:=IF(ISBLANK([.A48]); &quot;&quot;; COM.MICROSOFT.SWITCH([.B4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48]);&quot;&quot;;[.H48]/(100%-[.I48]))">
            <text:p/>
          </table:table-cell>
          <table:table-cell table:style-name="ce12"/>
          <table:table-cell table:style-name="ce12" table:formula="of:=IF(ISBLANK([.A48]);&quot;&quot;;[Tax_Rates.$B$2]*[.J48])">
            <text:p/>
          </table:table-cell>
          <table:table-cell table:style-name="ce33" table:formula="of:=IF(ISBLANK([.A48]);&quot;&quot;;[Tax_Rates.$B$2]-[.I48])">
            <text:p/>
          </table:table-cell>
          <table:table-cell table:style-name="ce12" table:formula="of:=IF(ISBLANK([.A48]);&quot;&quot;;[.J48]*[.I48])">
            <text:p/>
          </table:table-cell>
          <table:table-cell table:style-name="ce12"/>
          <table:table-cell table:style-name="ce42" table:formula="of:=IF(ISBLANK([.A48]);&quot;&quot;;[.J48]*[.M48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49]); &quot;&quot;; LEFT([.A49];2))">
            <text:p/>
          </table:table-cell>
          <table:table-cell table:style-name="ce9"/>
          <table:table-cell table:style-name="ce9" table:formula="of:=IF(ISBLANK([.C49]);&quot;&quot;;[.C49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49]);&quot;&quot;;[.E49]*[.G49])">
            <text:p/>
          </table:table-cell>
          <table:table-cell table:style-name="ce33" table:formula="of:=IF(ISBLANK([.A49]); &quot;&quot;; COM.MICROSOFT.SWITCH([.B4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49]);&quot;&quot;;[.H49]/(100%-[.I49]))">
            <text:p/>
          </table:table-cell>
          <table:table-cell table:style-name="ce12"/>
          <table:table-cell table:style-name="ce12" table:formula="of:=IF(ISBLANK([.A49]);&quot;&quot;;[Tax_Rates.$B$2]*[.J49])">
            <text:p/>
          </table:table-cell>
          <table:table-cell table:style-name="ce33" table:formula="of:=IF(ISBLANK([.A49]);&quot;&quot;;[Tax_Rates.$B$2]-[.I49])">
            <text:p/>
          </table:table-cell>
          <table:table-cell table:style-name="ce12" table:formula="of:=IF(ISBLANK([.A49]);&quot;&quot;;[.J49]*[.I49])">
            <text:p/>
          </table:table-cell>
          <table:table-cell table:style-name="ce12"/>
          <table:table-cell table:style-name="ce42" table:formula="of:=IF(ISBLANK([.A49]);&quot;&quot;;[.J49]*[.M49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50]); &quot;&quot;; LEFT([.A50];2))">
            <text:p/>
          </table:table-cell>
          <table:table-cell table:style-name="ce9"/>
          <table:table-cell table:style-name="ce9" table:formula="of:=IF(ISBLANK([.C50]);&quot;&quot;;[.C50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50]);&quot;&quot;;[.E50]*[.G50])">
            <text:p/>
          </table:table-cell>
          <table:table-cell table:style-name="ce33" table:formula="of:=IF(ISBLANK([.A50]); &quot;&quot;; COM.MICROSOFT.SWITCH([.B50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50]);&quot;&quot;;[.H50]/(100%-[.I50]))">
            <text:p/>
          </table:table-cell>
          <table:table-cell table:style-name="ce12"/>
          <table:table-cell table:style-name="ce12" table:formula="of:=IF(ISBLANK([.A50]);&quot;&quot;;[Tax_Rates.$B$2]*[.J50])">
            <text:p/>
          </table:table-cell>
          <table:table-cell table:style-name="ce33" table:formula="of:=IF(ISBLANK([.A50]);&quot;&quot;;[Tax_Rates.$B$2]-[.I50])">
            <text:p/>
          </table:table-cell>
          <table:table-cell table:style-name="ce12" table:formula="of:=IF(ISBLANK([.A50]);&quot;&quot;;[.J50]*[.I50])">
            <text:p/>
          </table:table-cell>
          <table:table-cell table:style-name="ce12"/>
          <table:table-cell table:style-name="ce42" table:formula="of:=IF(ISBLANK([.A50]);&quot;&quot;;[.J50]*[.M50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51]); &quot;&quot;; LEFT([.A51];2))">
            <text:p/>
          </table:table-cell>
          <table:table-cell table:style-name="ce9"/>
          <table:table-cell table:style-name="ce9" table:formula="of:=IF(ISBLANK([.C51]);&quot;&quot;;[.C51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51]);&quot;&quot;;[.E51]*[.G51])">
            <text:p/>
          </table:table-cell>
          <table:table-cell table:style-name="ce33" table:formula="of:=IF(ISBLANK([.A51]); &quot;&quot;; COM.MICROSOFT.SWITCH([.B51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51]);&quot;&quot;;[.H51]/(100%-[.I51]))">
            <text:p/>
          </table:table-cell>
          <table:table-cell table:style-name="ce12"/>
          <table:table-cell table:style-name="ce12" table:formula="of:=IF(ISBLANK([.A51]);&quot;&quot;;[Tax_Rates.$B$2]*[.J51])">
            <text:p/>
          </table:table-cell>
          <table:table-cell table:style-name="ce33" table:formula="of:=IF(ISBLANK([.A51]);&quot;&quot;;[Tax_Rates.$B$2]-[.I51])">
            <text:p/>
          </table:table-cell>
          <table:table-cell table:style-name="ce12" table:formula="of:=IF(ISBLANK([.A51]);&quot;&quot;;[.J51]*[.I51])">
            <text:p/>
          </table:table-cell>
          <table:table-cell table:style-name="ce12"/>
          <table:table-cell table:style-name="ce42" table:formula="of:=IF(ISBLANK([.A51]);&quot;&quot;;[.J51]*[.M51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52]); &quot;&quot;; LEFT([.A52];2))">
            <text:p/>
          </table:table-cell>
          <table:table-cell table:style-name="ce9"/>
          <table:table-cell table:style-name="ce9" table:formula="of:=IF(ISBLANK([.C52]);&quot;&quot;;[.C52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52]);&quot;&quot;;[.E52]*[.G52])">
            <text:p/>
          </table:table-cell>
          <table:table-cell table:style-name="ce33" table:formula="of:=IF(ISBLANK([.A52]); &quot;&quot;; COM.MICROSOFT.SWITCH([.B5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52]);&quot;&quot;;[.H52]/(100%-[.I52]))">
            <text:p/>
          </table:table-cell>
          <table:table-cell table:style-name="ce12"/>
          <table:table-cell table:style-name="ce12" table:formula="of:=IF(ISBLANK([.A52]);&quot;&quot;;[Tax_Rates.$B$2]*[.J52])">
            <text:p/>
          </table:table-cell>
          <table:table-cell table:style-name="ce33" table:formula="of:=IF(ISBLANK([.A52]);&quot;&quot;;[Tax_Rates.$B$2]-[.I52])">
            <text:p/>
          </table:table-cell>
          <table:table-cell table:style-name="ce12" table:formula="of:=IF(ISBLANK([.A52]);&quot;&quot;;[.J52]*[.I52])">
            <text:p/>
          </table:table-cell>
          <table:table-cell table:style-name="ce12"/>
          <table:table-cell table:style-name="ce42" table:formula="of:=IF(ISBLANK([.A52]);&quot;&quot;;[.J52]*[.M52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53]); &quot;&quot;; LEFT([.A53];2))">
            <text:p/>
          </table:table-cell>
          <table:table-cell table:style-name="ce9"/>
          <table:table-cell table:style-name="ce9" table:formula="of:=IF(ISBLANK([.C53]);&quot;&quot;;[.C53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53]);&quot;&quot;;[.E53]*[.G53])">
            <text:p/>
          </table:table-cell>
          <table:table-cell table:style-name="ce33" table:formula="of:=IF(ISBLANK([.A53]); &quot;&quot;; COM.MICROSOFT.SWITCH([.B5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53]);&quot;&quot;;[.H53]/(100%-[.I53]))">
            <text:p/>
          </table:table-cell>
          <table:table-cell table:style-name="ce12"/>
          <table:table-cell table:style-name="ce12" table:formula="of:=IF(ISBLANK([.A53]);&quot;&quot;;[Tax_Rates.$B$2]*[.J53])">
            <text:p/>
          </table:table-cell>
          <table:table-cell table:style-name="ce33" table:formula="of:=IF(ISBLANK([.A53]);&quot;&quot;;[Tax_Rates.$B$2]-[.I53])">
            <text:p/>
          </table:table-cell>
          <table:table-cell table:style-name="ce12" table:formula="of:=IF(ISBLANK([.A53]);&quot;&quot;;[.J53]*[.I53])">
            <text:p/>
          </table:table-cell>
          <table:table-cell table:style-name="ce12"/>
          <table:table-cell table:style-name="ce42" table:formula="of:=IF(ISBLANK([.A53]);&quot;&quot;;[.J53]*[.M53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3" table:formula="of:=IF(ISBLANK([.A54]); &quot;&quot;; LEFT([.A54];2))">
            <text:p/>
          </table:table-cell>
          <table:table-cell table:style-name="ce9"/>
          <table:table-cell table:style-name="ce9" table:formula="of:=IF(ISBLANK([.C54]);&quot;&quot;;[.C54]-1)">
            <text:p/>
          </table:table-cell>
          <table:table-cell table:style-name="ce12"/>
          <table:table-cell table:style-name="ce3"/>
          <table:table-cell table:style-name="ce66"/>
          <table:table-cell table:style-name="ce12" table:formula="of:=IF(ISBLANK([.E54]);&quot;&quot;;[.E54]*[.G54])">
            <text:p/>
          </table:table-cell>
          <table:table-cell table:style-name="ce33" table:formula="of:=IF(ISBLANK([.A54]); &quot;&quot;; COM.MICROSOFT.SWITCH([.B5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54]);&quot;&quot;;[.H54]/(100%-[.I54]))">
            <text:p/>
          </table:table-cell>
          <table:table-cell table:style-name="ce12"/>
          <table:table-cell table:style-name="ce12" table:formula="of:=IF(ISBLANK([.A54]);&quot;&quot;;[Tax_Rates.$B$2]*[.J54])">
            <text:p/>
          </table:table-cell>
          <table:table-cell table:style-name="ce33" table:formula="of:=IF(ISBLANK([.A54]);&quot;&quot;;[Tax_Rates.$B$2]-[.I54])">
            <text:p/>
          </table:table-cell>
          <table:table-cell table:style-name="ce12" table:formula="of:=IF(ISBLANK([.A54]);&quot;&quot;;[.J54]*[.I54])">
            <text:p/>
          </table:table-cell>
          <table:table-cell table:style-name="ce12"/>
          <table:table-cell table:style-name="ce42" table:formula="of:=IF(ISBLANK([.A54]);&quot;&quot;;[.J54]*[.M54])">
            <text:p/>
          </table:table-cell>
          <table:table-cell table:style-name="ce3" table:number-columns-repeated="5"/>
          <table:table-cell table:style-name="ce7" table:number-columns-repeated="5"/>
          <table:table-cell table:number-columns-repeated="996"/>
        </table:table-row>
        <table:table-row table:style-name="ro1">
          <table:table-cell table:style-name="ce7"/>
          <table:table-cell table:style-name="ce3" table:formula="of:=IF(ISBLANK([.A55]); &quot;&quot;; LEFT([.A55];2))">
            <text:p/>
          </table:table-cell>
          <table:table-cell table:style-name="ce10"/>
          <table:table-cell table:style-name="ce9" table:formula="of:=IF(ISBLANK([.C55]);&quot;&quot;;[.C55]-1)">
            <text:p/>
          </table:table-cell>
          <table:table-cell table:style-name="ce13"/>
          <table:table-cell table:style-name="ce7"/>
          <table:table-cell table:style-name="ce68"/>
          <table:table-cell table:style-name="ce12" table:formula="of:=IF(ISBLANK([.E55]);&quot;&quot;;[.E55]*[.G55])">
            <text:p/>
          </table:table-cell>
          <table:table-cell table:style-name="ce33" table:formula="of:=IF(ISBLANK([.A55]); &quot;&quot;; COM.MICROSOFT.SWITCH([.B5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55]);&quot;&quot;;[.H55]/(100%-[.I55]))">
            <text:p/>
          </table:table-cell>
          <table:table-cell table:style-name="ce12"/>
          <table:table-cell table:style-name="ce12" table:formula="of:=IF(ISBLANK([.A55]);&quot;&quot;;[Tax_Rates.$B$2]*[.J55])">
            <text:p/>
          </table:table-cell>
          <table:table-cell table:style-name="ce33" table:formula="of:=IF(ISBLANK([.A55]);&quot;&quot;;[Tax_Rates.$B$2]-[.I55])">
            <text:p/>
          </table:table-cell>
          <table:table-cell table:style-name="ce12" table:formula="of:=IF(ISBLANK([.A55]);&quot;&quot;;[.J55]*[.I55])">
            <text:p/>
          </table:table-cell>
          <table:table-cell table:style-name="ce12"/>
          <table:table-cell table:style-name="ce42" table:formula="of:=IF(ISBLANK([.A55]);&quot;&quot;;[.J55]*[.M55])">
            <text:p/>
          </table:table-cell>
          <table:table-cell table:style-name="ce7" table:number-columns-repeated="10"/>
          <table:table-cell table:number-columns-repeated="996"/>
        </table:table-row>
        <table:table-row table:style-name="ro1">
          <table:table-cell table:style-name="ce7"/>
          <table:table-cell table:style-name="ce3" table:formula="of:=IF(ISBLANK([.A56]); &quot;&quot;; LEFT([.A56];2))">
            <text:p/>
          </table:table-cell>
          <table:table-cell table:style-name="ce10"/>
          <table:table-cell table:style-name="ce9" table:formula="of:=IF(ISBLANK([.C56]);&quot;&quot;;[.C56]-1)">
            <text:p/>
          </table:table-cell>
          <table:table-cell table:style-name="ce13"/>
          <table:table-cell table:style-name="ce7"/>
          <table:table-cell table:style-name="ce68"/>
          <table:table-cell table:style-name="ce12" table:formula="of:=IF(ISBLANK([.E56]);&quot;&quot;;[.E56]*[.G56])">
            <text:p/>
          </table:table-cell>
          <table:table-cell table:style-name="ce33" table:formula="of:=IF(ISBLANK([.A56]); &quot;&quot;; COM.MICROSOFT.SWITCH([.B5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56]);&quot;&quot;;[.H56]/(100%-[.I56]))">
            <text:p/>
          </table:table-cell>
          <table:table-cell table:style-name="ce12"/>
          <table:table-cell table:style-name="ce12" table:formula="of:=IF(ISBLANK([.A56]);&quot;&quot;;[Tax_Rates.$B$2]*[.J56])">
            <text:p/>
          </table:table-cell>
          <table:table-cell table:style-name="ce33" table:formula="of:=IF(ISBLANK([.A56]);&quot;&quot;;[Tax_Rates.$B$2]-[.I56])">
            <text:p/>
          </table:table-cell>
          <table:table-cell table:style-name="ce12" table:formula="of:=IF(ISBLANK([.A56]);&quot;&quot;;[.J56]*[.I56])">
            <text:p/>
          </table:table-cell>
          <table:table-cell table:style-name="ce12"/>
          <table:table-cell table:style-name="ce42" table:formula="of:=IF(ISBLANK([.A56]);&quot;&quot;;[.J56]*[.M56])">
            <text:p/>
          </table:table-cell>
          <table:table-cell table:style-name="ce7" table:number-columns-repeated="10"/>
          <table:table-cell table:number-columns-repeated="996"/>
        </table:table-row>
        <table:table-row table:style-name="ro1">
          <table:table-cell table:style-name="ce7"/>
          <table:table-cell table:style-name="ce3" table:formula="of:=IF(ISBLANK([.A57]); &quot;&quot;; LEFT([.A57];2))">
            <text:p/>
          </table:table-cell>
          <table:table-cell table:style-name="ce10"/>
          <table:table-cell table:style-name="ce9" table:formula="of:=IF(ISBLANK([.C57]);&quot;&quot;;[.C57]-1)">
            <text:p/>
          </table:table-cell>
          <table:table-cell table:style-name="ce13"/>
          <table:table-cell table:style-name="ce7"/>
          <table:table-cell table:style-name="ce68"/>
          <table:table-cell table:style-name="ce12" table:formula="of:=IF(ISBLANK([.E57]);&quot;&quot;;[.E57]*[.G57])">
            <text:p/>
          </table:table-cell>
          <table:table-cell table:style-name="ce33" table:formula="of:=IF(ISBLANK([.A57]); &quot;&quot;; COM.MICROSOFT.SWITCH([.B5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57]);&quot;&quot;;[.H57]/(100%-[.I57]))">
            <text:p/>
          </table:table-cell>
          <table:table-cell table:style-name="ce12"/>
          <table:table-cell table:style-name="ce12" table:formula="of:=IF(ISBLANK([.A57]);&quot;&quot;;[Tax_Rates.$B$2]*[.J57])">
            <text:p/>
          </table:table-cell>
          <table:table-cell table:style-name="ce33" table:formula="of:=IF(ISBLANK([.A57]);&quot;&quot;;[Tax_Rates.$B$2]-[.I57])">
            <text:p/>
          </table:table-cell>
          <table:table-cell table:style-name="ce12" table:formula="of:=IF(ISBLANK([.A57]);&quot;&quot;;[.J57]*[.I57])">
            <text:p/>
          </table:table-cell>
          <table:table-cell table:style-name="ce12"/>
          <table:table-cell table:style-name="ce42" table:formula="of:=IF(ISBLANK([.A57]);&quot;&quot;;[.J57]*[.M57])">
            <text:p/>
          </table:table-cell>
          <table:table-cell table:style-name="ce7" table:number-columns-repeated="10"/>
          <table:table-cell table:number-columns-repeated="996"/>
        </table:table-row>
        <table:table-row table:style-name="ro1">
          <table:table-cell table:style-name="ce7"/>
          <table:table-cell table:style-name="ce3" table:formula="of:=IF(ISBLANK([.A58]); &quot;&quot;; LEFT([.A58];2))">
            <text:p/>
          </table:table-cell>
          <table:table-cell table:style-name="ce10"/>
          <table:table-cell table:style-name="ce9" table:formula="of:=IF(ISBLANK([.C58]);&quot;&quot;;[.C58]-1)">
            <text:p/>
          </table:table-cell>
          <table:table-cell table:style-name="ce13"/>
          <table:table-cell table:style-name="ce7"/>
          <table:table-cell table:style-name="ce68"/>
          <table:table-cell table:style-name="ce12" table:formula="of:=IF(ISBLANK([.E58]);&quot;&quot;;[.E58]*[.G58])">
            <text:p/>
          </table:table-cell>
          <table:table-cell table:style-name="ce33" table:formula="of:=IF(ISBLANK([.A58]); &quot;&quot;; COM.MICROSOFT.SWITCH([.B5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58]);&quot;&quot;;[.H58]/(100%-[.I58]))">
            <text:p/>
          </table:table-cell>
          <table:table-cell table:style-name="ce12"/>
          <table:table-cell table:style-name="ce12" table:formula="of:=IF(ISBLANK([.A58]);&quot;&quot;;[Tax_Rates.$B$2]*[.J58])">
            <text:p/>
          </table:table-cell>
          <table:table-cell table:style-name="ce33" table:formula="of:=IF(ISBLANK([.A58]);&quot;&quot;;[Tax_Rates.$B$2]-[.I58])">
            <text:p/>
          </table:table-cell>
          <table:table-cell table:style-name="ce12" table:formula="of:=IF(ISBLANK([.A58]);&quot;&quot;;[.J58]*[.I58])">
            <text:p/>
          </table:table-cell>
          <table:table-cell table:style-name="ce12"/>
          <table:table-cell table:style-name="ce42" table:formula="of:=IF(ISBLANK([.A58]);&quot;&quot;;[.J58]*[.M58])">
            <text:p/>
          </table:table-cell>
          <table:table-cell table:style-name="ce7" table:number-columns-repeated="10"/>
          <table:table-cell table:number-columns-repeated="996"/>
        </table:table-row>
        <table:table-row table:style-name="ro1">
          <table:table-cell table:style-name="ce7"/>
          <table:table-cell table:style-name="ce3" table:formula="of:=IF(ISBLANK([.A59]); &quot;&quot;; LEFT([.A59];2))">
            <text:p/>
          </table:table-cell>
          <table:table-cell table:style-name="ce10"/>
          <table:table-cell table:style-name="ce9" table:formula="of:=IF(ISBLANK([.C59]);&quot;&quot;;[.C59]-1)">
            <text:p/>
          </table:table-cell>
          <table:table-cell table:style-name="ce13"/>
          <table:table-cell table:style-name="ce7"/>
          <table:table-cell table:style-name="ce68"/>
          <table:table-cell table:style-name="ce12" table:formula="of:=IF(ISBLANK([.E59]);&quot;&quot;;[.E59]*[.G59])">
            <text:p/>
          </table:table-cell>
          <table:table-cell table:style-name="ce33" table:formula="of:=IF(ISBLANK([.A59]); &quot;&quot;; COM.MICROSOFT.SWITCH([.B5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A59]);&quot;&quot;;[.H59]/(100%-[.I59]))">
            <text:p/>
          </table:table-cell>
          <table:table-cell table:style-name="ce12"/>
          <table:table-cell table:style-name="ce12" table:formula="of:=IF(ISBLANK([.A59]);&quot;&quot;;[Tax_Rates.$B$2]*[.J59])">
            <text:p/>
          </table:table-cell>
          <table:table-cell table:style-name="ce33" table:formula="of:=IF(ISBLANK([.A59]);&quot;&quot;;[Tax_Rates.$B$2]-[.I59])">
            <text:p/>
          </table:table-cell>
          <table:table-cell table:style-name="ce12" table:formula="of:=IF(ISBLANK([.A59]);&quot;&quot;;[.J59]*[.I59])">
            <text:p/>
          </table:table-cell>
          <table:table-cell table:style-name="ce12"/>
          <table:table-cell table:style-name="ce42" table:formula="of:=IF(ISBLANK([.A59]);&quot;&quot;;[.J59]*[.M59])">
            <text:p/>
          </table:table-cell>
          <table:table-cell table:style-name="ce7" table:number-columns-repeated="10"/>
          <table:table-cell table:number-columns-repeated="996"/>
        </table:table-row>
        <table:table-row table:style-name="ro2">
          <table:table-cell table:style-name="ce23"/>
          <table:table-cell table:style-name="ce24" table:formula="of:=IF(ISBLANK([.A60]); &quot;&quot;; LEFT([.A60];2))">
            <text:p/>
          </table:table-cell>
          <table:table-cell table:style-name="ce28"/>
          <table:table-cell table:style-name="ce30"/>
          <table:table-cell table:style-name="ce34" table:number-columns-repeated="2"/>
          <table:table-cell table:style-name="ce36" office:value-type="string" calcext:value-type="string">
            <text:p>Suma dywidend (PLN):</text:p>
          </table:table-cell>
          <table:table-cell table:style-name="ce37" table:formula="of:=SUM([.H2:.H59])" office:value-type="float" office:value="76.666" calcext:value-type="float">
            <text:p>76.67</text:p>
          </table:table-cell>
          <table:table-cell table:style-name="ce38" office:value-type="string" calcext:value-type="string">
            <text:p>Suma dywidend (brutto, PLN):</text:p>
          </table:table-cell>
          <table:table-cell table:style-name="ce39" table:formula="of:=SUM([.J2:.J59])" office:value-type="float" office:value="90.7762672476398" calcext:value-type="float">
            <text:p>90.78</text:p>
          </table:table-cell>
          <table:table-cell table:style-name="ce39" office:value-type="string" calcext:value-type="string">
            <text:p>Sumaryczny podatek (PLN), poz. 47 PIT-38:</text:p>
          </table:table-cell>
          <table:table-cell table:style-name="ce40" table:formula="of:=SUM([.L2:.L59])" office:value-type="float" office:value="17.2474907770516" calcext:value-type="float">
            <text:p>17.25</text:p>
          </table:table-cell>
          <table:table-cell table:style-name="ce38" office:value-type="string" calcext:value-type="string">
            <text:p>Podatek odp. za granicą (WHT, PLN), poz. 48 PIT-38:</text:p>
          </table:table-cell>
          <table:table-cell table:style-name="ce40" table:formula="of:=SUM([.N2:.N59])" office:value-type="float" office:value="14.1102672476398" calcext:value-type="float">
            <text:p>14.11</text:p>
          </table:table-cell>
          <table:table-cell table:style-name="ce36" office:value-type="string" calcext:value-type="string">
            <text:p>Należny podatek (PLN), poz. 49 PIT-38:</text:p>
          </table:table-cell>
          <table:table-cell table:style-name="ce43" table:formula="of:=ROUND([.L60];2) - ROUND([.N60];2)" office:value-type="float" office:value="3.14" calcext:value-type="float">
            <text:p>3.14</text:p>
          </table:table-cell>
          <table:table-cell table:style-name="ce44" table:number-columns-repeated="10"/>
          <table:table-cell table:style-name="ce45" table:number-columns-repeated="996"/>
        </table:table-row>
        <table:table-row table:style-name="ro3">
          <table:table-cell table:style-name="ce35" table:number-columns-repeated="2"/>
          <table:table-cell table:style-name="ce53" table:number-columns-repeated="2"/>
          <table:table-cell table:style-name="ce60"/>
          <table:table-cell table:style-name="ce35"/>
          <table:table-cell table:style-name="ce60" table:number-columns-repeated="2"/>
          <table:table-cell table:style-name="ce65"/>
          <table:table-cell table:style-name="ce67"/>
          <table:table-cell table:style-name="ce67" office:value-type="string" calcext:value-type="string">
            <text:p>Poz. 46 powinna być pusta</text:p>
          </table:table-cell>
          <table:table-cell table:style-name="ce67"/>
          <table:table-cell table:style-name="ce65"/>
          <table:table-cell table:style-name="ce69"/>
          <table:table-cell table:style-name="ce81" office:value-type="string" calcext:value-type="string">
            <text:p>nie trzeba wypełniać w e-PIT</text:p>
          </table:table-cell>
          <table:table-cell table:style-name="ce60"/>
          <table:table-cell table:style-name="ce35" table:number-columns-repeated="10"/>
          <table:table-cell table:style-name="ce75" table:number-columns-repeated="996"/>
        </table:table-row>
        <table:table-row table:style-name="ro1">
          <table:table-cell table:style-name="ce7" office:value-type="string" calcext:value-type="string" table:number-columns-spanned="3" table:number-rows-spanned="1">
            <text:p>ISIN (z dokumentu CSV MBanku =REGEX(B1, ".*(?&lt;isin&gt;(LU|US|GB|DE)[A-Z0-9]+).*", "${isin}"))</text:p>
          </table:table-cell>
          <table:covered-table-cell table:style-name="ce7"/>
          <table:covered-table-cell table:style-name="ce10"/>
          <table:table-cell table:style-name="ce10"/>
          <table:table-cell table:style-name="ce13"/>
          <table:table-cell table:style-name="ce7"/>
          <table:table-cell table:style-name="ce13" table:number-columns-repeated="2"/>
          <table:table-cell table:style-name="ce7"/>
          <table:table-cell table:style-name="ce13" table:number-columns-repeated="3"/>
          <table:table-cell table:style-name="ce7"/>
          <table:table-cell table:style-name="ce13" table:number-columns-repeated="3"/>
          <table:table-cell table:style-name="ce7" table:number-columns-repeated="10"/>
          <table:table-cell table:number-columns-repeated="996"/>
        </table:table-row>
        <table:table-row table:style-name="ro1">
          <table:table-cell table:style-name="ce7" table:number-columns-repeated="2"/>
          <table:table-cell table:style-name="ce10" table:number-columns-repeated="2"/>
          <table:table-cell table:style-name="ce13"/>
          <table:table-cell table:style-name="ce7"/>
          <table:table-cell table:style-name="ce13" table:number-columns-repeated="2"/>
          <table:table-cell table:style-name="ce7"/>
          <table:table-cell table:style-name="ce13" table:number-columns-repeated="2"/>
          <table:table-cell table:style-name="ce13" office:value-type="string" calcext:value-type="string">
            <text:p>poz. 47</text:p>
          </table:table-cell>
          <table:table-cell table:style-name="ce7" office:value-type="string" calcext:value-type="string" table:number-columns-spanned="4" table:number-rows-spanned="1">
            <text:p>Zryczałtowany podatek obliczony od przychodów (dochodów), o których mowa w art. 30a ust. 1 pkt 1-5 ustawy, uzyskanych poza granicami Rzeczypospolitej Polskiej </text:p>
          </table:table-cell>
          <table:covered-table-cell table:number-columns-repeated="3" table:style-name="ce13"/>
          <table:table-cell table:style-name="ce7" table:number-columns-repeated="10"/>
          <table:table-cell table:number-columns-repeated="996"/>
        </table:table-row>
        <table:table-row table:style-name="ro1">
          <table:table-cell table:style-name="ce7" table:number-columns-repeated="2"/>
          <table:table-cell table:style-name="ce10" table:number-columns-repeated="2"/>
          <table:table-cell table:style-name="ce13"/>
          <table:table-cell table:style-name="ce7"/>
          <table:table-cell table:style-name="ce13" table:number-columns-repeated="2"/>
          <table:table-cell table:style-name="ce7"/>
          <table:table-cell table:style-name="ce13" table:number-columns-repeated="2"/>
          <table:table-cell table:style-name="ce13" office:value-type="string" calcext:value-type="string">
            <text:p>poz. 48</text:p>
          </table:table-cell>
          <table:table-cell table:style-name="ce7" office:value-type="string" calcext:value-type="string" table:number-columns-spanned="3" table:number-rows-spanned="1">
            <text:p>Podatek zapłacony za granicą, o którym mowa w art. 30a ust. 9 ustawy</text:p>
          </table:table-cell>
          <table:covered-table-cell table:number-columns-repeated="2" table:style-name="ce13"/>
          <table:table-cell table:style-name="ce13"/>
          <table:table-cell table:style-name="ce7" table:number-columns-repeated="10"/>
          <table:table-cell table:number-columns-repeated="996"/>
        </table:table-row>
        <table:table-row table:style-name="ro1">
          <table:table-cell table:style-name="ce7" table:number-columns-repeated="2"/>
          <table:table-cell table:style-name="ce10" table:number-columns-repeated="2"/>
          <table:table-cell table:style-name="ce13"/>
          <table:table-cell table:style-name="ce7"/>
          <table:table-cell table:style-name="ce13" table:number-columns-repeated="2"/>
          <table:table-cell table:style-name="ce7"/>
          <table:table-cell table:style-name="ce13" table:number-columns-repeated="2"/>
          <table:table-cell table:style-name="ce13" office:value-type="string" calcext:value-type="string">
            <text:p>poz. 49</text:p>
          </table:table-cell>
          <table:table-cell table:style-name="ce7" office:value-type="string" calcext:value-type="string" table:number-columns-spanned="3" table:number-rows-spanned="1">
            <text:p>Różnica między zryczałtowanym podatkiem a podatkiem zapłaconym za granicą</text:p>
          </table:table-cell>
          <table:covered-table-cell table:number-columns-repeated="2" table:style-name="ce13"/>
          <table:table-cell table:style-name="ce13"/>
          <table:table-cell table:style-name="ce7" table:number-columns-repeated="10"/>
          <table:table-cell table:number-columns-repeated="996"/>
        </table:table-row>
        <table:table-row table:style-name="ro1" table:number-rows-repeated="3">
          <table:table-cell table:style-name="ce7" table:number-columns-repeated="2"/>
          <table:table-cell table:style-name="ce10" table:number-columns-repeated="2"/>
          <table:table-cell table:style-name="ce13"/>
          <table:table-cell table:style-name="ce7"/>
          <table:table-cell table:style-name="ce13" table:number-columns-repeated="2"/>
          <table:table-cell table:style-name="ce7"/>
          <table:table-cell table:style-name="ce13" table:number-columns-repeated="3"/>
          <table:table-cell table:style-name="ce7"/>
          <table:table-cell table:style-name="ce13" table:number-columns-repeated="3"/>
          <table:table-cell table:style-name="ce7" table:number-columns-repeated="10"/>
          <table:table-cell table:number-columns-repeated="996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4" number:min-decimal-places="4" number:min-integer-digits="1" number:grouping="true"/>
    </number:number-style>
    <number:date-style style:name="N121" number:title="User-defined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/00/0000</text:date>, <text:time style:data-style-name="N2" text:time-value="18:06:16.34364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1-30T14:57:03.905758542</meta:creation-date>
    <dc:date>2026-02-18T18:08:46.861756000</dc:date>
    <meta:editing-duration>P2DT2H12M10S</meta:editing-duration>
    <meta:editing-cycles>35</meta:editing-cycles>
    <meta:generator>LibreOffice/25.2.5.2$MacOSX_AARCH64 LibreOffice_project/03d19516eb2e1dd5d4ccd751a0d6f35f35e08022</meta:generator>
    <meta:document-statistic meta:table-count="3" meta:cell-count="607" meta:object-count="0"/>
  </office:meta>
</office:document-meta>
</file>